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Pictures/200000080000464C0000464C90DE0A94.svm"/>
  <manifest:file-entry manifest:media-type="" manifest:full-path="Pictures/200000070000135700000D17B9A2802C.svm"/>
  <manifest:file-entry manifest:media-type="" manifest:full-path="Pictures/200000070000736F00004B6597ECD3FB.svm"/>
  <manifest:file-entry manifest:media-type="" manifest:full-path="Pictures/200000070000135700000D17054BE76D.svm"/>
  <manifest:file-entry manifest:media-type="" manifest:full-path="Pictures/200000080000464C0000464C65F645FF.svm"/>
  <manifest:file-entry manifest:media-type="" manifest:full-path="Pictures/200000080000464C0000464C22102A1E.svm"/>
  <manifest:file-entry manifest:media-type="" manifest:full-path="Pictures/200000080000464C0000464C10ED064D.svm"/>
  <manifest:file-entry manifest:media-type="" manifest:full-path="Pictures/200000070000915100005975D2FD4019.svm"/>
  <manifest:file-entry manifest:media-type="" manifest:full-path="Pictures/2000000700009B790000571DBD1A03AA.svm"/>
  <manifest:file-entry manifest:media-type="" manifest:full-path="Pictures/200000080000464C0000464C95A58208.svm"/>
  <manifest:file-entry manifest:media-type="" manifest:full-path="Pictures/200000070000135700000D17A43A5DC2.svm"/>
  <manifest:file-entry manifest:media-type="" manifest:full-path="Pictures/200000070000135700000D17273D4D3B.svm"/>
  <manifest:file-entry manifest:media-type="" manifest:full-path="Pictures/200000070000135700000D17648DA1E6.svm"/>
  <manifest:file-entry manifest:media-type="" manifest:full-path="Pictures/200000070000135700000D1725F7D8D2.svm"/>
  <manifest:file-entry manifest:media-type="" manifest:full-path="Pictures/200000080000464C0000464CACAF2950.svm"/>
  <manifest:file-entry manifest:media-type="" manifest:full-path="Pictures/200000080000464C0000464C6B85FDDA.svm"/>
  <manifest:file-entry manifest:media-type="" manifest:full-path="Pictures/200000080000464C0000464C28045FFB.svm"/>
  <manifest:file-entry manifest:media-type="" manifest:full-path="Pictures/2000000700009B790000571D5D16C6CF.svm"/>
  <manifest:file-entry manifest:media-type="" manifest:full-path="Pictures/200000070000135700000D1722ACD8A6.svm"/>
  <manifest:file-entry manifest:media-type="" manifest:full-path="Pictures/200000070000135700000D17B0F84B40.svm"/>
  <manifest:file-entry manifest:media-type="" manifest:full-path="Pictures/2000000700008503000066EF67B15FF0.svm"/>
  <manifest:file-entry manifest:media-type="" manifest:full-path="Pictures/200000070000135700000D1770C13A6E.svm"/>
  <manifest:file-entry manifest:media-type="" manifest:full-path="Pictures/20000007000098EF000066BD5CC4743D.svm"/>
  <manifest:file-entry manifest:media-type="" manifest:full-path="Pictures/200000080000464C0000464C8B821BA6.svm"/>
  <manifest:file-entry manifest:media-type="" manifest:full-path="Pictures/200000080000464C0000464CA0CD5DAA.svm"/>
  <manifest:file-entry manifest:media-type="" manifest:full-path="Pictures/200000070000CDAB00008AF826CB3B08.svm"/>
  <manifest:file-entry manifest:media-type="" manifest:full-path="Pictures/200000070000B0C30000736F64F8063A.svm"/>
  <manifest:file-entry manifest:media-type="" manifest:full-path="Pictures/200000080000464C0000464CA58ACCFA.svm"/>
  <manifest:file-entry manifest:media-type="" manifest:full-path="Pictures/200000070000135700000D1712BE1C0D.svm"/>
  <manifest:file-entry manifest:media-type="" manifest:full-path="Pictures/200000080000464C0000464C8E3889DD.svm"/>
  <manifest:file-entry manifest:media-type="" manifest:full-path="Pictures/2000000700009B790000571D3201C735.svm"/>
  <manifest:file-entry manifest:media-type="" manifest:full-path="Pictures/200000070000135700000D17E464CACD.svm"/>
  <manifest:file-entry manifest:media-type="" manifest:full-path="Pictures/200000080000464C0000464CE8B8042F.svm"/>
  <manifest:file-entry manifest:media-type="" manifest:full-path="Pictures/200000080000464C0000464C02DA8C38.svm"/>
  <manifest:file-entry manifest:media-type="" manifest:full-path="Pictures/200000080000464C0000464C2EE2C03D.svm"/>
  <manifest:file-entry manifest:media-type="" manifest:full-path="Pictures/20000007000073D3000050DD664F8D11.svm"/>
  <manifest:file-entry manifest:media-type="" manifest:full-path="Pictures/200000070000135700000D17938A4B76.svm"/>
  <manifest:file-entry manifest:media-type="" manifest:full-path="Pictures/200000070000135700000D17C62CC67F.svm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" manifest:full-path="ObjectReplacements/Object 45"/>
  <manifest:file-entry manifest:media-type="" manifest:full-path="ObjectReplacements/Object 46"/>
  <manifest:file-entry manifest:media-type="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OpenSymbol2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9.763cm" style:rel-column-width="37608*"/>
    </style:style>
    <style:style style:name="Tableau2.B" style:family="table-column">
      <style:table-column-properties style:column-width="7.25cm" style:rel-column-width="27927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229cm" style:rel-column-width="31697*"/>
    </style:style>
    <style:style style:name="Tableau3.B" style:family="table-column">
      <style:table-column-properties style:column-width="8.784cm" style:rel-column-width="3383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fo:padding="0.097cm" fo:border-left="0.002cm solid #000000" fo:border-right="none" fo:border-top="none" fo:border-bottom="none"/>
    </style:style>
    <style:style style:name="Tableau16" style:family="table">
      <style:table-properties style:width="17.013cm" fo:margin-left="0cm" fo:margin-right="-0.012cm" table:align="margins"/>
    </style:style>
    <style:style style:name="Tableau16.A" style:family="table-column">
      <style:table-column-properties style:column-width="6.165cm" style:rel-column-width="23747*"/>
    </style:style>
    <style:style style:name="Tableau16.B" style:family="table-column">
      <style:table-column-properties style:column-width="10.848cm" style:rel-column-width="41788*"/>
    </style:style>
    <style:style style:name="Tableau16.A1" style:family="table-cell">
      <style:table-cell-properties fo:padding="0.097cm" fo:border="none"/>
    </style:style>
    <style:style style:name="Tableau14" style:family="table">
      <style:table-properties style:width="17.009cm" fo:margin-left="0cm" fo:margin-right="-0.009cm" table:align="margins"/>
    </style:style>
    <style:style style:name="Tableau14.A" style:family="table-column">
      <style:table-column-properties style:column-width="2.963cm" style:rel-column-width="11417*"/>
    </style:style>
    <style:style style:name="Tableau14.B" style:family="table-column">
      <style:table-column-properties style:column-width="2.768cm" style:rel-column-width="10663*"/>
    </style:style>
    <style:style style:name="Tableau14.D" style:family="table-column">
      <style:table-column-properties style:column-width="2.93cm" style:rel-column-width="11288*"/>
    </style:style>
    <style:style style:name="Tableau14.E" style:family="table-column">
      <style:table-column-properties style:column-width="2.79cm" style:rel-column-width="10751*"/>
    </style:style>
    <style:style style:name="Tableau14.F" style:family="table-column">
      <style:table-column-properties style:column-width="2.79cm" style:rel-column-width="10753*"/>
    </style:style>
    <style:style style:name="Tableau14.A1" style:family="table-cell">
      <style:table-cell-properties fo:padding="0.097cm" fo:border-left="0.002cm solid #000000" fo:border-right="none" fo:border-top="0.002cm solid #000000" fo:border-bottom="none"/>
    </style:style>
    <style:style style:name="Tableau14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4.A2" style:family="table-cell">
      <style:table-cell-properties fo:padding="0.097cm" fo:border-left="0.002cm solid #000000" fo:border-right="none" fo:border-top="none" fo:border-bottom="none"/>
    </style:style>
    <style:style style:name="Tableau14.D2" style:family="table-cell">
      <style:table-cell-properties fo:padding="0.097cm" fo:border-left="0.002cm solid #000000" fo:border-right="0.002cm solid #000000" fo:border-top="none" fo:border-bottom="none"/>
    </style:style>
    <style:style style:name="Tableau14.A3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4.E3" style:family="table-cell">
      <style:table-cell-properties fo:background-color="#e6e6e6" fo:padding="0.097cm" fo:border="0.002cm solid #000000">
        <style:background-image/>
      </style:table-cell-properties>
    </style:style>
    <style:style style:name="Tableau14.A4" style:family="table-cell">
      <style:table-cell-properties fo:padding="0.097cm" fo:border-left="0.002cm solid #000000" fo:border-right="none" fo:border-top="none" fo:border-bottom="0.002cm solid #000000"/>
    </style:style>
    <style:style style:name="Tableau14.B4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14.F4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4.F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5.667cm" style:rel-column-width="21845*"/>
    </style:style>
    <style:style style:name="Tableau15.A1" style:family="table-cell">
      <style:table-cell-properties fo:padding="0.097cm" fo:border="none"/>
    </style:style>
    <style:style style:name="Tableau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5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="none"/>
    </style:style>
    <style:style style:name="Tableau5.B1" style:family="table-cell">
      <style:table-cell-properties fo:padding="0.097cm" fo:border-left="0.002cm solid #000000" fo:border-right="none" fo:border-top="none" fo:border-bottom="non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8.5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padding="0.097cm" fo:border="none"/>
    </style:style>
    <style:style style:name="Tableau12.A4" style:family="table-cell">
      <style:table-cell-properties style:vertical-align="middle" fo:padding="0.097cm" fo:border="none"/>
    </style:style>
    <style:style style:name="Tableau13" style:family="table">
      <style:table-properties style:width="17.013cm" fo:margin-left="0cm" fo:margin-right="-0.012cm" table:align="margins"/>
    </style:style>
    <style:style style:name="Tableau13.A" style:family="table-column">
      <style:table-column-properties style:column-width="9.287cm" style:rel-column-width="35774*"/>
    </style:style>
    <style:style style:name="Tableau13.B" style:family="table-column">
      <style:table-column-properties style:column-width="7.726cm" style:rel-column-width="29761*"/>
    </style:style>
    <style:style style:name="Tableau13.A1" style:family="table-cell">
      <style:table-cell-properties style:vertical-align="middle" fo:padding="0.097cm" fo:border="none"/>
    </style:style>
    <style:style style:name="Tableau13.B1" style:family="table-cell">
      <style:table-cell-properties fo:padding="0.097cm" fo:border="none"/>
    </style:style>
    <style:style style:name="Tableau13.3" style:family="table-row">
      <style:table-row-properties style:min-row-height="3.448cm"/>
    </style:style>
    <style:style style:name="Tableau13.5" style:family="table-row">
      <style:table-row-properties style:min-row-height="4.022cm"/>
    </style:style>
    <style:style style:name="Tableau13.7" style:family="table-row">
      <style:table-row-properties style:min-row-height="3.879cm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0.002cm solid #000000" fo:border-right="none" fo:border-top="none" fo:border-bottom="none"/>
    </style:style>
    <style:style style:name="Tableau7" style:family="table">
      <style:table-properties style:width="17.013cm" fo:margin-left="0cm" fo:margin-right="-0.012cm" table:align="margins"/>
    </style:style>
    <style:style style:name="Tableau7.A" style:family="table-column">
      <style:table-column-properties style:column-width="6.191cm" style:rel-column-width="23849*"/>
    </style:style>
    <style:style style:name="Tableau7.B" style:family="table-column">
      <style:table-column-properties style:column-width="10.821cm" style:rel-column-width="41686*"/>
    </style:style>
    <style:style style:name="Tableau7.A1" style:family="table-cell">
      <style:table-cell-properties fo:padding="0.097cm" fo:border="non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padding="0.097cm" fo:border="none"/>
    </style:style>
    <style:style style:name="Tableau8" style:family="table">
      <style:table-properties style:width="17.013cm" fo:margin-left="0cm" fo:margin-right="-0.012cm" table:align="margins"/>
    </style:style>
    <style:style style:name="Tableau8.A" style:family="table-column">
      <style:table-column-properties style:column-width="6.773cm" style:rel-column-width="26091*"/>
    </style:style>
    <style:style style:name="Tableau8.B" style:family="table-column">
      <style:table-column-properties style:column-width="10.239cm" style:rel-column-width="39444*"/>
    </style:style>
    <style:style style:name="Tableau8.A1" style:family="table-cell">
      <style:table-cell-properties fo:padding="0.097cm" fo:border="none"/>
    </style:style>
    <style:style style:name="Tableau9" style:family="table">
      <style:table-properties style:width="17.013cm" fo:margin-left="0cm" fo:margin-right="-0.012cm" table:align="margins"/>
    </style:style>
    <style:style style:name="Tableau9.A" style:family="table-column">
      <style:table-column-properties style:column-width="6.35cm" style:rel-column-width="24460*"/>
    </style:style>
    <style:style style:name="Tableau9.B" style:family="table-column">
      <style:table-column-properties style:column-width="10.663cm" style:rel-column-width="41075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7.092cm" fo:margin-left="0cm" fo:margin-right="-0.092cm" table:align="margins" style:writing-mode="lr-tb"/>
    </style:style>
    <style:style style:name="Tableau10.A" style:family="table-column">
      <style:table-column-properties style:column-width="5.697cm" style:rel-column-width="21845*"/>
    </style:style>
    <style:style style:name="Tableau10.B" style:family="table-column">
      <style:table-column-properties style:column-width="5.68cm" style:rel-column-width="21777*"/>
    </style:style>
    <style:style style:name="Tableau10.C" style:family="table-column">
      <style:table-column-properties style:column-width="5.715cm" style:rel-column-width="21913*"/>
    </style:style>
    <style:style style:name="Tableau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0.C1" style:family="table-cell">
      <style:table-cell-properties style:vertical-align="middle" fo:padding="0.097cm" fo:border="0.002cm solid #000000"/>
    </style:style>
    <style:style style:name="Tableau1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0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style="normal" style:font-style-asian="normal" style:font-style-complex="normal"/>
    </style:style>
    <style:style style:name="P5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font-name="Times New Roman" style:text-underline-style="solid" style:text-underline-width="auto" style:text-underline-color="font-color"/>
    </style:style>
    <style:style style:name="P7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font-name="Times New Roman" fo:font-style="italic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Times New Roman"/>
    </style:style>
    <style:style style:name="P10" style:family="paragraph" style:parent-style-name="Standard">
      <style:text-properties style:text-underline-style="solid" style:text-underline-width="auto" style:text-underline-color="font-color"/>
    </style:style>
    <style:style style:name="P1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text-properties style:text-underline-style="none"/>
    </style:style>
    <style:style style:name="P13" style:family="paragraph" style:parent-style-name="Standard">
      <style:paragraph-properties fo:text-align="center" style:justify-single-word="false"/>
      <style:text-properties style:text-underline-style="none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text-properties fo:font-style="italic" style:font-style-asian="italic" style:font-style-complex="italic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1" style:family="paragraph" style:parent-style-name="Text_20_body">
      <style:text-properties style:text-underline-style="none"/>
    </style:style>
    <style:style style:name="P22" style:family="paragraph" style:parent-style-name="Text_20_body">
      <style:text-properties style:text-underline-style="none" fo:font-weight="normal" style:font-weight-asian="normal" style:font-weight-complex="normal"/>
    </style:style>
    <style:style style:name="P23" style:family="paragraph" style:parent-style-name="Text_20_body">
      <style:text-properties fo:font-style="normal" style:text-underline-style="none" style:font-style-asian="normal" style:font-style-complex="normal"/>
    </style:style>
    <style:style style:name="P24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Text_20_body">
      <style:paragraph-properties fo:break-before="pag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0" style:family="paragraph" style:parent-style-name="Table_20_Contents">
      <style:text-properties style:font-name="Times New Roman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36" style:family="paragraph" style:parent-style-name="Standard">
      <style:paragraph-properties fo:background-color="#e6e6e6">
        <style:background-image/>
      </style:paragraph-properties>
      <style:text-properties style:font-name="Times New Roman"/>
    </style:style>
    <style:style style:name="P37" style:family="paragraph" style:parent-style-name="Standard">
      <style:paragraph-properties fo:background-color="#e6e6e6">
        <style:background-image/>
      </style:paragraph-properties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8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Times New Roman" fo:font-style="italic" style:font-style-asian="italic" style:font-style-complex="italic"/>
    </style:style>
    <style:style style:name="P39" style:family="paragraph" style:parent-style-name="Standard">
      <style:paragraph-properties fo:background-color="#e6e6e6">
        <style:background-image/>
      </style:paragraph-properties>
      <style:text-properties style:font-name="Times New Roman" style:text-underline-style="none"/>
    </style:style>
    <style:style style:name="P40" style:family="paragraph" style:parent-style-name="Standard">
      <style:paragraph-properties fo:background-color="#e6e6e6">
        <style:background-image/>
      </style:paragraph-properties>
      <style:text-properties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background-color="#e6e6e6">
        <style:background-image/>
      </style:paragraph-properties>
      <style:text-properties style:font-name="Times New Roman" fo:font-style="normal" style:font-style-asian="normal" style:font-style-complex="normal"/>
    </style:style>
    <style:style style:name="P42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43" style:family="paragraph" style:parent-style-name="Standard">
      <style:paragraph-properties fo:background-color="#e6e6e6">
        <style:background-image/>
      </style:paragraph-properties>
      <style:text-properties style:text-underline-style="none"/>
    </style:style>
    <style:style style:name="P44" style:family="paragraph" style:parent-style-name="Standard" style:list-style-name="L2"/>
    <style:style style:name="P45" style:family="paragraph" style:parent-style-name="Standard" style:list-style-name="L6"/>
    <style:style style:name="P46" style:family="paragraph" style:parent-style-name="Standard" style:list-style-name="L7"/>
    <style:style style:name="P47" style:family="paragraph" style:parent-style-name="Standard" style:list-style-name="L7">
      <style:text-properties style:font-name="Times New Roman"/>
    </style:style>
    <style:style style:name="P48" style:family="paragraph" style:parent-style-name="Standard" style:list-style-name="L9">
      <style:text-properties style:font-name="Times New Roman"/>
    </style:style>
    <style:style style:name="P49" style:family="paragraph" style:parent-style-name="Standard" style:list-style-name="L10"/>
    <style:style style:name="P50" style:family="paragraph" style:parent-style-name="Standard" style:list-style-name="L8">
      <style:paragraph-properties fo:background-color="#e6e6e6">
        <style:background-image/>
      </style:paragraph-properties>
      <style:text-properties style:font-name="Times New Roman"/>
    </style:style>
    <style:style style:name="P51" style:family="paragraph" style:parent-style-name="Heading_20_3" style:list-style-name="L1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2" style:family="paragraph" style:parent-style-name="Heading_20_3" style:list-style-name="L3">
      <style:paragraph-properties fo:break-before="page"/>
      <style:text-properties style:text-underline-style="solid" style:text-underline-width="auto" style:text-underline-color="font-color" fo:font-weight="normal" style:font-weight-asian="bold" style:font-weight-complex="bold"/>
    </style:style>
    <style:style style:name="P53" style:family="paragraph" style:parent-style-name="Heading_20_1">
      <style:text-properties style:text-underline-style="solid" style:text-underline-width="auto" style:text-underline-color="font-color"/>
    </style:style>
    <style:style style:name="P54" style:family="paragraph" style:parent-style-name="Heading_20_2">
      <style:text-properties style:text-underline-style="solid" style:text-underline-width="auto" style:text-underline-color="font-color"/>
    </style:style>
    <style:style style:name="P55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56" style:family="paragraph" style:parent-style-name="Text_20_body" style:list-style-name="L4"/>
    <style:style style:name="P57" style:family="paragraph" style:parent-style-name="Text_20_body" style:list-style-name="L5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font-name="OpenSymbol2"/>
    </style:style>
    <style:style style:name="T9" style:family="text">
      <style:text-properties style:font-name="OpenSymbol2" fo:font-style="italic" style:font-style-asian="italic" style:font-style-complex="italic"/>
    </style:style>
    <style:style style:name="T10" style:family="text">
      <style:text-properties style:text-position="sub 58%"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text-underline-style="none"/>
    </style:style>
    <style:style style:name="T15" style:family="text">
      <style:text-properties style:font-name="OpenSymbol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29cm, 0cm, 0.48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.4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439cm, 0cm, 1.29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861cm, 0cm, 0.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855cm, 0cm, -0.00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12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9">Chapitre 2</text:p>
            <text:p text:style-name="P18">Systèmes</text:p>
          </table:table-cell>
        </table:table-row>
      </table:table>
      <text:p text:style-name="P2"/>
      <text:h text:style-name="P53" text:outline-level="1">Systèmes d'équations linéaires</text:h>
      <text:h text:style-name="P54" text:outline-level="2">Équation linéaire</text:h>
      <text:p text:style-name="P37">Définition :</text:p>
      <text:p text:style-name="P36">Une <text:span text:style-name="T6">équation linéaire</text:span> à deux inconnues <text:span text:style-name="T1">x</text:span> et <text:span text:style-name="T1">y</text:span> est une équation de la forme </text:p>
      <text:p text:style-name="P38"><text:tab/><text:tab/><text:tab/>ax+by=c</text:p>
      <text:p text:style-name="P36">où <text:span text:style-name="T1">a</text:span>, <text:span text:style-name="T1">b</text:span> et <text:span text:style-name="T1">c</text:span> sont des nombres réels (fixés).</text:p>
      <text:p text:style-name="P3"/>
      <text:p text:style-name="P7">Interprétation graphique :</text:p>
      <text:p text:style-name="P3">Lorsque <text:span text:style-name="T1">a</text:span> et <text:span text:style-name="T1">b</text:span> ne sont pas nuls en même temps, les couples <text:span text:style-name="T1">(x ; y)</text:span> solutions de cette équation sont les <text:span text:style-name="T6">coordonnées des points</text:span> de la <text:span text:style-name="T6">droite</text:span> d'équation : <text:span text:style-name="T1">ax+by=c.</text:span></text:p>
      <text:p text:style-name="P4"/>
      <text:p text:style-name="P5">Exemple :</text:p>
      <text:p text:style-name="P4">Les couples solutions de l'équation <text:span text:style-name="T1">2x+3y =12</text:span> sont les coordonnées des points de la droite <text:span text:style-name="T1">d</text:span> d'<text:span text:style-name="T6">équation réduite</text:span> : <draw:frame draw:style-name="fr11" draw:name="Objet1" text:anchor-type="as-char" svg:width="2.3cm" svg:height="0.998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4"/>
      <text:p text:style-name="P4">Si <text:span text:style-name="T1">x = 0</text:span> alors <text:span text:style-name="T1">y = 4 </text:span>et si <text:span text:style-name="T1">y = 0</text:span> alors <text:span text:style-name="T1">x = 6</text:span></text:p>
      <text:p text:style-name="P4"/>
      <text:p text:style-name="P4">On obtient ainsi deux solutions particulières <text:span text:style-name="T1">(0 ; 4)</text:span> et <text:span text:style-name="T1">(6 ; 0)</text:span>, coordonnées des points d'intersection de la droite <text:span text:style-name="T1">d</text:span> avec les axes du repère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<draw:frame draw:style-name="fr1" draw:name="images1" text:anchor-type="paragraph" svg:width="9.199cm" svg:height="5.662cm" draw:z-index="16"><draw:image xlink:href="Pictures/200000070000915100005975D2FD4019.svm" xlink:type="simple" xlink:show="embed" xlink:actuate="onLoad"/></draw:frame></text:p>
          </table:table-cell>
          <table:table-cell table:style-name="Tableau2.A1" office:value-type="string">
            <text:p text:style-name="P30"><draw:frame draw:style-name="fr2" draw:name="images2" text:anchor-type="paragraph" svg:width="7.013cm" svg:height="7.013cm" draw:z-index="17"><draw:image xlink:href="Pictures/200000080000464C0000464C28045FFB.svm" xlink:type="simple" xlink:show="embed" xlink:actuate="onLoad"/></draw:frame></text:p>
          </table:table-cell>
        </table:table-row>
      </table:table>
      <text:p text:style-name="P5"/>
      <text:p text:style-name="P5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office:value-type="string">
            <text:p text:style-name="P40">Généralisation :</text:p>
            <text:p text:style-name="P40"/>
            <text:p text:style-name="P40"/>
            <text:p text:style-name="P41">Une équation de la forme <text:span text:style-name="T1">ax+by+cz=d</text:span> est une équation linéaire à trois inconnues <text:span text:style-name="T1">x</text:span>, <text:span text:style-name="T1">y</text:span> et <text:span text:style-name="T1">z</text:span>.</text:p>
            <text:p text:style-name="P41"/>
            <text:p text:style-name="P41">Une solution de cette équation est un triplet <text:span text:style-name="T1">(x ; y ; z)</text:span> qui correspond aux <text:span text:style-name="T6">coordonnées d'un point</text:span> appartenant à un <text:span text:style-name="T6">plan</text:span> de l'espace.</text:p>
          </table:table-cell>
          <table:table-cell table:style-name="Tableau3.A1" office:value-type="string">
            <text:p text:style-name="P30"><draw:frame draw:style-name="fr2" draw:name="images3" text:anchor-type="paragraph" svg:width="8.056cm" svg:height="8.056cm" draw:z-index="43"><draw:image xlink:href="Pictures/200000080000464C0000464C8B821BA6.svm" xlink:type="simple" xlink:show="embed" xlink:actuate="onLoad"/></draw:frame></text:p>
          </table:table-cell>
        </table:table-row>
      </table:table>
      <text:h text:style-name="P54" text:outline-level="2">Système d'équations linéaires</text:h>
      <text:list xml:id="list41266488" text:style-name="L1">
        <text:list-item>
          <text:list>
            <text:list-item>
              <text:h text:style-name="P51" text:outline-level="3">Système de deux équations linéaires à deux inconnues</text:h>
            </text:list-item>
          </text:list>
        </text:list-item>
      </text:list>
      <text:p text:style-name="P42">Définition :</text:p>
      <text:p text:style-name="P43">Un <text:span text:style-name="T6">système de deux équations linéaires</text:span> à deux inconnues est de la forme :</text:p>
      <text:p text:style-name="P43"><text:tab/><text:tab/><draw:frame draw:style-name="fr11" draw:name="Objet2" text:anchor-type="as-char" svg:width="2.842cm" svg:height="1.053cm" draw:z-index="62"><draw:object xlink:href="./Object 2" xlink:type="simple" xlink:show="embed" xlink:actuate="onLoad"/><draw:image xlink:href="./ObjectReplacements/Object 2" xlink:type="simple" xlink:show="embed" xlink:actuate="onLoad"/></draw:frame></text:p>
      <text:p text:style-name="P36">Résoudre un tel système, c'est trouver <text:span text:style-name="T6">tous</text:span> les couples <text:span text:style-name="T1">(x ; y)</text:span> vérifiant <text:span text:style-name="T6">simultanément</text:span> ces deux équations.</text:p>
      <text:p text:style-name="P3"/>
      <text:p text:style-name="P7">Interprétation graphique :</text:p>
      <text:p text:style-name="Standard"><text:span text:style-name="T4">Lorsque </text:span><text:span text:style-name="T5">(a ; b) </text:span><text:span text:style-name="T9">≠</text:span><text:span text:style-name="T1"> (0 ; 0)</text:span> et <text:span text:style-name="T5">(a' ; b') </text:span><text:span text:style-name="T9">≠</text:span><text:span text:style-name="T1"> (0 ; 0)</text:span>, chaque équation est l'équation d'une droite.</text:p>
      <text:p text:style-name="Standard">Résoudre ce système revient à déterminer l'intersection des deux droites <text:span text:style-name="T1">d </text:span>et <text:span text:style-name="T1">d'</text:span> dans un repère <draw:frame draw:style-name="fr11" draw:name="Objet3" text:anchor-type="as-char" svg:width="1.685cm" svg:height="0.526cm" draw:z-index="63"><draw:object xlink:href="./Object 3" xlink:type="simple" xlink:show="embed" xlink:actuate="onLoad"/><draw:image xlink:href="./ObjectReplacements/Object 3" xlink:type="simple" xlink:show="embed" xlink:actuate="onLoad"/></draw:frame> du plan.</text:p>
      <text:p text:style-name="Standard">Lorsque les coefficients <text:span text:style-name="T1">a</text:span>, <text:span text:style-name="T1">b</text:span> et <text:span text:style-name="T1">a'</text:span>, <text:span text:style-name="T1">b'</text:span> sont proportionnels <draw:frame draw:style-name="fr11" draw:name="Objet4" text:anchor-type="as-char" svg:width="1.771cm" svg:height="1.097cm" draw:z-index="64"><draw:object xlink:href="./Object 4" xlink:type="simple" xlink:show="embed" xlink:actuate="onLoad"/><draw:image xlink:href="./ObjectReplacements/Object 4" xlink:type="simple" xlink:show="embed" xlink:actuate="onLoad"/></draw:frame>, les droites sont parallèles.</text:p>
      <text:p text:style-name="Standard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32">Droites <text:span text:style-name="T1">d</text:span> et <text:span text:style-name="T1">d'</text:span> sécantes</text:p>
            <text:p text:style-name="P32"><draw:frame draw:style-name="fr2" draw:name="images4" text:anchor-type="paragraph" svg:width="5.472cm" svg:height="3.819cm" draw:z-index="18"><draw:image xlink:href="Pictures/20000007000073D3000050DD664F8D11.svm" xlink:type="simple" xlink:show="embed" xlink:actuate="onLoad"/></draw:frame></text:p>
            <text:p text:style-name="P32">Une unique solution le couple <text:span text:style-name="T1">(x</text:span><text:span text:style-name="T10">M</text:span><text:span text:style-name="T1"> ; y</text:span><text:span text:style-name="T10">M</text:span><text:span text:style-name="T1">)</text:span></text:p>
          </table:table-cell>
          <table:table-cell table:style-name="Tableau4.B1" office:value-type="string">
            <text:p text:style-name="P32">Droites strictement parallèles</text:p>
            <text:p text:style-name="P32"><draw:frame draw:style-name="fr3" draw:name="images5" text:anchor-type="paragraph" svg:width="5.473cm" svg:height="4.235cm" draw:z-index="19"><draw:image xlink:href="Pictures/2000000700008503000066EF67B15FF0.svm" xlink:type="simple" xlink:show="embed" xlink:actuate="onLoad"/></draw:frame></text:p>
            <text:p text:style-name="P32">Aucune solution</text:p>
          </table:table-cell>
          <table:table-cell table:style-name="Tableau4.B1" office:value-type="string">
            <text:p text:style-name="P32">Droites confondues</text:p>
            <text:p text:style-name="P32"><draw:frame draw:style-name="fr3" draw:name="images6" text:anchor-type="paragraph" svg:width="5.473cm" svg:height="3.574cm" draw:z-index="21"><draw:image xlink:href="Pictures/200000070000736F00004B6597ECD3FB.svm" xlink:type="simple" xlink:show="embed" xlink:actuate="onLoad"/></draw:frame></text:p>
            <text:p text:style-name="P32"/>
            <text:p text:style-name="P32">Une infinité de solutions</text:p>
          </table:table-cell>
        </table:table-row>
      </table:table>
      <text:p text:style-name="P11"><text:soft-page-break/>Remarque :</text:p>
      <text:p text:style-name="Standard">Le nombre <text:span text:style-name="T2">ab'–a'b</text:span> joue ainsi un rôle important dans la résolution d'un système.</text:p>
      <text:p text:style-name="Standard">Il s'agit du <text:span text:style-name="T6">déterminant du système</text:span><text:span text:style-name="T11">.</text:span></text:p>
      <text:list xml:id="list41242977" text:style-name="L2">
        <text:list-item>
          <text:p text:style-name="P44"><text:span text:style-name="T11">Si le </text:span><text:span text:style-name="T6">déterminant</text:span><text:span text:style-name="T11"> du système est </text:span><text:span text:style-name="T6">non nul</text:span><text:span text:style-name="T11"> on est ainsi assuré de l'</text:span><text:span text:style-name="T6">existence</text:span><text:span text:style-name="T11"> d'une solution (on peut donc résoudre le système par </text:span><text:span text:style-name="T6">substitution</text:span><text:span text:style-name="T11"> ou </text:span><text:span text:style-name="T6">combinaison</text:span><text:span text:style-name="T11">).</text:span></text:p>
        </text:list-item>
        <text:list-item>
          <text:p text:style-name="P44"><text:span text:style-name="T11">Par contre si le </text:span><text:span text:style-name="T6">déterminant</text:span><text:span text:style-name="T11"> est </text:span><text:span text:style-name="T6">nul</text:span><text:span text:style-name="T11">, il reste à déterminer si le système n'a </text:span><text:span text:style-name="T6">pas de solution</text:span><text:span text:style-name="T11"> </text:span><text:span text:style-name="T6">où</text:span><text:span text:style-name="T11"> bien s'il en possède une </text:span><text:span text:style-name="T6">infinité</text:span><text:span text:style-name="T11">.</text:span></text:p>
        </text:list-item>
      </text:list>
      <text:p text:style-name="P17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25">Formules de Cramer :</text:p>
          </table:table-cell>
          <table:table-cell table:style-name="Tableau16.A1" office:value-type="string">
            <text:p text:style-name="P34"><draw:frame draw:style-name="fr11" draw:name="Objet55" text:anchor-type="as-char" svg:width="4.847cm" svg:height="1.159cm" draw:z-index="65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</table:table-cell>
        </table:table-row>
      </table:table>
      <table:table table:name="Tableau14" table:style-name="Tableau14">
        <table:table-column table:style-name="Tableau14.A"/>
        <table:table-column table:style-name="Tableau14.B" table:number-columns-repeated="2"/>
        <table:table-column table:style-name="Tableau14.D"/>
        <table:table-column table:style-name="Tableau14.E"/>
        <table:table-column table:style-name="Tableau14.F"/>
        <table:table-row>
          <table:table-cell table:style-name="Tableau14.A1" table:number-columns-spanned="3" office:value-type="string">
            <text:p text:style-name="Table_20_Contents"><draw:frame draw:style-name="fr11" draw:name="Objet56" text:anchor-type="as-char" svg:width="5.644cm" svg:height="1.159cm" draw:z-index="66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</table:table-cell>
          <table:covered-table-cell/>
          <table:covered-table-cell/>
          <table:table-cell table:style-name="Tableau14.D1" table:number-columns-spanned="3" office:value-type="string">
            <text:p text:style-name="Table_20_Contents"><draw:frame draw:style-name="fr11" draw:name="Objet57" text:anchor-type="as-char" svg:width="5.616cm" svg:height="1.159cm" draw:z-index="67"><draw:object xlink:href="./Object 57" xlink:type="simple" xlink:show="embed" xlink:actuate="onLoad"/><draw:image xlink:href="./ObjectReplacements/Object 57" xlink:type="simple" xlink:show="embed" xlink:actuate="onLoad"/><svg:desc>formule</svg:desc></draw:frame></text:p>
          </table:table-cell>
          <table:covered-table-cell/>
          <table:covered-table-cell/>
        </table:table-row>
        <table:table-row>
          <table:table-cell table:style-name="Tableau14.A2" table:number-columns-spanned="3" office:value-type="string">
            <text:p text:style-name="Table_20_Contents"><draw:frame draw:style-name="fr11" draw:name="Objet58" text:anchor-type="as-char" svg:width="8.102cm" svg:height="1.175cm" draw:z-index="68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</table:table-cell>
          <table:covered-table-cell/>
          <table:covered-table-cell/>
          <table:table-cell table:style-name="Tableau14.D2" table:number-columns-spanned="3" office:value-type="string">
            <text:p text:style-name="Table_20_Contents"><draw:frame draw:style-name="fr11" draw:name="Objet59" text:anchor-type="as-char" svg:width="8.043cm" svg:height="1.175cm" draw:z-index="69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  </table:table-cell>
          <table:covered-table-cell/>
          <table:covered-table-cell/>
        </table:table-row>
        <table:table-row>
          <table:table-cell table:style-name="Tableau14.A3" office:value-type="string">
            <text:p text:style-name="P32">Si ab'-a'b<text:span text:style-name="T8">≠</text:span>0</text:p>
          </table:table-cell>
          <table:table-cell table:style-name="Tableau14.A3" table:number-columns-spanned="2" office:value-type="string">
            <text:p text:style-name="P32">Si ab'-a'b<text:span text:style-name="T8">=</text:span>0</text:p>
          </table:table-cell>
          <table:covered-table-cell/>
          <table:table-cell table:style-name="Tableau14.A3" office:value-type="string">
            <text:p text:style-name="P32">Si ba'-b'a<text:span text:style-name="T8">≠</text:span>0</text:p>
          </table:table-cell>
          <table:table-cell table:style-name="Tableau14.E3" table:number-columns-spanned="2" office:value-type="string">
            <text:p text:style-name="P32">Si ba'-b'a<text:span text:style-name="T8">=</text:span>0</text:p>
          </table:table-cell>
          <table:covered-table-cell/>
        </table:table-row>
        <table:table-row>
          <table:table-cell table:style-name="Tableau14.A4" table:number-rows-spanned="2" office:value-type="string">
            <text:p text:style-name="Table_20_Contents"><draw:frame draw:style-name="fr11" draw:name="Objet60" text:anchor-type="as-char" svg:width="2.836cm" svg:height="1.032cm" draw:z-index="70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  </table:table-cell>
          <table:table-cell table:style-name="Tableau14.B4" office:value-type="string">
            <text:p text:style-name="P32">Si ac'-a'c=0</text:p>
          </table:table-cell>
          <table:table-cell table:style-name="Tableau14.B4" office:value-type="string">
            <text:p text:style-name="P32">Si ac'-a'c<text:span text:style-name="T8">≠</text:span>0</text:p>
          </table:table-cell>
          <table:table-cell table:style-name="Tableau14.A4" table:number-rows-spanned="2" office:value-type="string">
            <text:p text:style-name="Table_20_Contents"><draw:frame draw:style-name="fr11" draw:name="Objet61" text:anchor-type="as-char" svg:width="2.82cm" svg:height="1.032cm" draw:z-index="71"><draw:object xlink:href="./Object 61" xlink:type="simple" xlink:show="embed" xlink:actuate="onLoad"/><draw:image xlink:href="./ObjectReplacements/Object 61" xlink:type="simple" xlink:show="embed" xlink:actuate="onLoad"/><svg:desc>formule</svg:desc></draw:frame></text:p>
          </table:table-cell>
          <table:table-cell table:style-name="Tableau14.B4" office:value-type="string">
            <text:p text:style-name="P32">Si bc'-b'c=0</text:p>
          </table:table-cell>
          <table:table-cell table:style-name="Tableau14.F4" office:value-type="string">
            <text:p text:style-name="P32">Si bc'-b'c<text:span text:style-name="T8">≠</text:span>0</text:p>
          </table:table-cell>
        </table:table-row>
        <table:table-row>
          <table:covered-table-cell/>
          <table:table-cell table:style-name="Tableau14.A4" office:value-type="string">
            <text:p text:style-name="P35">Il existe une infinité de solution</text:p>
          </table:table-cell>
          <table:table-cell table:style-name="Tableau14.A4" office:value-type="string">
            <text:p text:style-name="P35">Pas de solution</text:p>
          </table:table-cell>
          <table:covered-table-cell/>
          <table:table-cell table:style-name="Tableau14.A4" office:value-type="string">
            <text:p text:style-name="P35">Il existe une infinité de solution</text:p>
          </table:table-cell>
          <table:table-cell table:style-name="Tableau14.F5" office:value-type="string">
            <text:p text:style-name="P35">Pas de solution</text:p>
          </table:table-cell>
        </table:table-row>
      </table:table>
      <text:p text:style-name="P7"/>
      <text:p text:style-name="P7">Utilisation de la calculatrice :</text:p>
      <table:table table:name="Tableau15" table:style-name="Tableau15">
        <table:table-column table:style-name="Tableau15.A" table:number-columns-repeated="3"/>
        <table:table-row>
          <table:table-cell table:style-name="Tableau15.A1" table:number-rows-spanned="3" office:value-type="string">
            <text:p text:style-name="P30"><draw:frame draw:style-name="fr4" draw:name="images28" text:anchor-type="paragraph" svg:x="0.39cm" svg:y="4.863cm" svg:width="4.951cm" svg:height="2.434cm" draw:z-index="44"><draw:image xlink:href="Pictures/200000070000135700000D1770C13A6E.svm" xlink:type="simple" xlink:show="embed" xlink:actuate="onLoad"/></draw:frame><draw:frame draw:style-name="fr5" draw:name="images29" text:anchor-type="paragraph" svg:x="0.39cm" svg:y="0.381cm" svg:width="4.951cm" svg:height="2.872cm" draw:z-index="45"><draw:image xlink:href="Pictures/200000070000135700000D17B0F84B40.svm" xlink:type="simple" xlink:show="embed" xlink:actuate="onLoad"/></draw:frame><draw:frame draw:style-name="fr6" draw:name="images30" text:anchor-type="paragraph" svg:x="0.39cm" svg:y="3.251cm" svg:width="4.951cm" svg:height="1.614cm" draw:z-index="46"><draw:image xlink:href="Pictures/200000070000135700000D1725F7D8D2.svm" xlink:type="simple" xlink:show="embed" xlink:actuate="onLoad"/></draw:frame><draw:frame draw:style-name="fr7" draw:name="images35" text:anchor-type="paragraph" svg:x="0.39cm" svg:y="7.295cm" svg:width="4.951cm" svg:height="1.591cm" draw:z-index="58"><draw:image xlink:href="Pictures/200000070000135700000D17E464CACD.svm" xlink:type="simple" xlink:show="embed" xlink:actuate="onLoad"/></draw:frame><draw:frame draw:style-name="fr8" draw:name="images36" text:anchor-type="paragraph" svg:x="0.39cm" svg:y="8.885cm" svg:width="4.951cm" svg:height="2.496cm" draw:z-index="59"><draw:image xlink:href="Pictures/200000070000135700000D17B9A2802C.svm" xlink:type="simple" xlink:show="embed" xlink:actuate="onLoad"/></draw:frame></text:p>
            <text:p text:style-name="P30"/>
          </table:table-cell>
          <table:table-cell table:style-name="Tableau15.B1" office:value-type="string">
            <text:p text:style-name="P30"><draw:frame draw:style-name="fr2" draw:name="images31" text:anchor-type="paragraph" svg:width="4.951cm" svg:height="3.351cm" draw:z-index="47"><draw:image xlink:href="Pictures/200000070000135700000D1712BE1C0D.svm" xlink:type="simple" xlink:show="embed" xlink:actuate="onLoad"/></draw:frame></text:p>
          </table:table-cell>
          <table:table-cell table:style-name="Tableau15.C1" office:value-type="string">
            <text:p text:style-name="P30"><draw:frame draw:style-name="fr2" draw:name="images32" text:anchor-type="paragraph" svg:width="4.951cm" svg:height="3.351cm" draw:z-index="55"><draw:image xlink:href="Pictures/200000070000135700000D1722ACD8A6.svm" xlink:type="simple" xlink:show="embed" xlink:actuate="onLoad"/></draw:frame></text:p>
          </table:table-cell>
        </table:table-row>
        <table:table-row>
          <table:covered-table-cell/>
          <table:table-cell table:style-name="Tableau15.B1" office:value-type="string">
            <text:p text:style-name="P30"><draw:frame draw:style-name="fr2" draw:name="images34" text:anchor-type="paragraph" svg:width="4.951cm" svg:height="3.351cm" draw:z-index="57"><draw:image xlink:href="Pictures/200000070000135700000D17C62CC67F.svm" xlink:type="simple" xlink:show="embed" xlink:actuate="onLoad"/></draw:frame></text:p>
          </table:table-cell>
          <table:table-cell table:style-name="Tableau15.C1" office:value-type="string">
            <text:p text:style-name="P30"><draw:frame draw:style-name="fr1" draw:name="images33" text:anchor-type="paragraph" svg:width="4.951cm" svg:height="3.351cm" draw:z-index="56"><draw:image xlink:href="Pictures/200000070000135700000D17273D4D3B.svm" xlink:type="simple" xlink:show="embed" xlink:actuate="onLoad"/></draw:frame></text:p>
          </table:table-cell>
        </table:table-row>
        <table:table-row>
          <table:covered-table-cell/>
          <table:table-cell table:style-name="Tableau15.B1" office:value-type="string">
            <text:p text:style-name="P30"><draw:frame draw:style-name="fr2" draw:name="images37" text:anchor-type="paragraph" svg:width="4.951cm" svg:height="3.351cm" draw:z-index="60"><draw:image xlink:href="Pictures/200000070000135700000D17054BE76D.svm" xlink:type="simple" xlink:show="embed" xlink:actuate="onLoad"/></draw:frame></text:p>
          </table:table-cell>
          <table:table-cell table:style-name="Tableau15.C1" office:value-type="string">
            <text:p text:style-name="P30"><draw:frame draw:style-name="fr2" draw:name="images38" text:anchor-type="paragraph" svg:width="4.951cm" svg:height="3.351cm" draw:z-index="61"><draw:image xlink:href="Pictures/200000070000135700000D17938A4B76.svm" xlink:type="simple" xlink:show="embed" xlink:actuate="onLoad"/></draw:frame></text:p>
          </table:table-cell>
        </table:table-row>
      </table:table>
      <text:p text:style-name="P7"/>
      <text:list xml:id="list41257376" text:style-name="L3">
        <text:list-item>
          <text:list>
            <text:list-item>
              <text:h text:style-name="P52" text:outline-level="3">Système de trois équations linéaires à trois inconnues</text:h>
            </text:list-item>
          </text:list>
        </text:list-item>
      </text:list>
      <text:p text:style-name="P42">Définition :</text:p>
      <text:p text:style-name="P43">Un <text:span text:style-name="T6">système de trois équations linéaires</text:span> à trois inconnues est de la forme :</text:p>
      <text:p text:style-name="P43"><text:tab/><text:tab/><draw:frame draw:style-name="fr11" draw:name="Objet5" text:anchor-type="as-char" svg:width="4.604cm" svg:height="1.591cm" draw:z-index="72"><draw:object xlink:href="./Object 5" xlink:type="simple" xlink:show="embed" xlink:actuate="onLoad"/><draw:image xlink:href="./ObjectReplacements/Object 5" xlink:type="simple" xlink:show="embed" xlink:actuate="onLoad"/></draw:frame></text:p>
      <text:p text:style-name="P39"><text:span text:style-name="T11">Résoudre un tel système, c'est trouver </text:span><text:span text:style-name="T6">tous</text:span><text:span text:style-name="T11"> les triplets </text:span><text:span text:style-name="T3">(x ; y ; z)</text:span><text:span text:style-name="T11"> vérifiant </text:span><text:span text:style-name="T6">simultanément</text:span><text:span text:style-name="T11"> ces trois équations.</text:span></text:p>
      <text:p text:style-name="P22"/>
      <text:p text:style-name="P22"/>
      <text:p text:style-name="P22">Il existe de nombreux cas de figure :</text:p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32">Système de deux équations à trois inconnues</text:p>
            <text:p text:style-name="P32"><draw:frame draw:style-name="fr9" draw:name="images7" text:anchor-type="paragraph" svg:x="0cm" svg:y="0.138cm" svg:width="5.472cm" svg:height="5.472cm" draw:z-index="22"><draw:image xlink:href="Pictures/200000080000464C0000464CACAF2950.svm" xlink:type="simple" xlink:show="embed" xlink:actuate="onLoad"/></draw:frame></text:p>
            <text:p text:style-name="P32">une infinité de solution</text:p>
            <text:p text:style-name="P32"/>
          </table:table-cell>
          <table:table-cell table:style-name="Tableau5.B1" office:value-type="string">
            <text:p text:style-name="P32">Les trois plans se coupent en un seul point</text:p>
            <text:p text:style-name="P32"><draw:frame draw:style-name="fr9" draw:name="images8" text:anchor-type="paragraph" svg:x="-0.016cm" svg:y="0.138cm" svg:width="5.473cm" svg:height="5.473cm" draw:z-index="23"><draw:image xlink:href="Pictures/200000080000464C0000464CA0CD5DAA.svm" xlink:type="simple" xlink:show="embed" xlink:actuate="onLoad"/></draw:frame></text:p>
            <text:p text:style-name="P32">une unique solution</text:p>
            <text:p text:style-name="P32"/>
          </table:table-cell>
          <table:table-cell table:style-name="Tableau5.B1" office:value-type="string">
            <text:p text:style-name="P32"><draw:frame draw:style-name="fr9" draw:name="images9" text:anchor-type="paragraph" svg:x="0cm" svg:y="1.296cm" svg:width="5.473cm" svg:height="5.473cm" draw:z-index="24"><draw:image xlink:href="Pictures/200000080000464C0000464C6B85FDDA.svm" xlink:type="simple" xlink:show="embed" xlink:actuate="onLoad"/></draw:frame>Deux plans sont parallèles</text:p>
            <text:p text:style-name="P32"/>
            <text:p text:style-name="P32"/>
            <text:p text:style-name="P32">pas de solution</text:p>
          </table:table-cell>
        </table:table-row>
      </table:table>
      <text:p text:style-name="P22"/>
      <text:p text:style-name="P22"/>
      <text:p text:style-name="P21"><text:span text:style-name="T11">Ne disposant pas de méthode pour connaître à priori le nombre de solutions, on résout donc ce système en choisissant l'une des deux méthodes connues : </text:span><text:span text:style-name="T6">substitution</text:span><text:span text:style-name="T11"> ou </text:span><text:span text:style-name="T6">combinaison</text:span><text:span text:style-name="T11">.</text:span></text:p>
      <text:p text:style-name="P22"/>
      <text:p text:style-name="P19"/>
      <text:p text:style-name="P26">Exemples :</text:p>
      <text:list xml:id="list41249973" text:style-name="L4">
        <text:list-item>
          <text:p text:style-name="P56">Résoudre le système S suivant :</text:p>
        </text:list-item>
      </text:list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Table_20_Contents"/>
            <text:p text:style-name="Table_20_Contents"><draw:frame draw:style-name="fr11" draw:name="Objet6" text:anchor-type="as-char" svg:width="4.498cm" svg:height="1.637cm" draw:z-index="73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Table_20_Contents"/>
            <text:p text:style-name="P22"/>
            <text:p text:style-name="P21"><text:span text:style-name="T11">On va utiliser la </text:span><text:span text:style-name="T6">méthode de substitution</text:span><text:span text:style-name="T11">.</text:span></text:p>
            <text:p text:style-name="P22"/>
            <text:p text:style-name="P22"><draw:frame draw:style-name="fr11" draw:name="Objet7" text:anchor-type="as-char" svg:width="4.583cm" svg:height="1.637cm" draw:z-index="74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</table:table-cell>
          <table:table-cell table:style-name="Tableau12.A1" office:value-type="string">
            <text:p text:style-name="Table_20_Contents"><draw:frame draw:style-name="fr2" draw:name="images18" text:anchor-type="paragraph" svg:width="7.103cm" svg:height="7.103cm" draw:z-index="33"><draw:image xlink:href="Pictures/200000080000464C0000464C8E3889DD.svm" xlink:type="simple" xlink:show="embed" xlink:actuate="onLoad"/></draw:frame></text:p>
          </table:table-cell>
        </table:table-row>
        <table:table-row>
          <table:table-cell table:style-name="Tableau12.A1" office:value-type="string">
            <text:p text:style-name="Table_20_Contents"/>
            <text:p text:style-name="Table_20_Contents"/>
            <text:p text:style-name="Table_20_Contents"><draw:frame draw:style-name="fr11" draw:name="Objet8" text:anchor-type="as-char" svg:width="7.131cm" svg:height="1.64cm" draw:z-index="75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  <text:p text:style-name="Table_20_Contents"/>
            <text:p text:style-name="Table_20_Contents"/>
            <text:p text:style-name="Table_20_Contents"/>
            <text:p text:style-name="Table_20_Contents"><draw:frame draw:style-name="fr11" draw:name="Objet10" text:anchor-type="as-char" svg:width="4.63cm" svg:height="1.637cm" draw:z-index="76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</table:table-cell>
          <table:table-cell table:style-name="Tableau12.A1" office:value-type="string">
            <text:p text:style-name="Table_20_Contents"><draw:frame draw:style-name="fr2" draw:name="images19" text:anchor-type="paragraph" svg:width="6.733cm" svg:height="6.733cm" draw:z-index="34"><draw:image xlink:href="Pictures/200000080000464C0000464CA58ACCFA.svm" xlink:type="simple" xlink:show="embed" xlink:actuate="onLoad"/></draw:frame></text:p>
          </table:table-cell>
        </table:table-row>
        <table:table-row>
          <table:table-cell table:style-name="Tableau12.A1" office:value-type="string">
            <text:p text:style-name="P22"/>
            <text:p text:style-name="P22"/>
            <text:p text:style-name="P22">On extrait alors un système <text:span text:style-name="T1">S'</text:span> de deux équations à deux inconnues : </text:p>
            <text:p text:style-name="P22"/>
            <text:p text:style-name="P22"><draw:frame draw:style-name="fr11" draw:name="Objet9" text:anchor-type="as-char" svg:width="4.704cm" svg:height="1.085cm" draw:z-index="77"><draw:object xlink:href="./Object 9" xlink:type="simple" xlink:show="embed" xlink:actuate="onLoad"/><draw:image xlink:href="./ObjectReplacements/Object 9" xlink:type="simple" xlink:show="embed" xlink:actuate="onLoad"/></draw:frame></text:p>
            <text:p text:style-name="P22"/>
            <text:p text:style-name="P22">Le système <text:span text:style-name="T1">S'</text:span> admet une unique solution : </text:p>
            <text:p text:style-name="P21"><text:span text:style-name="T3">x = 1</text:span><text:span text:style-name="T11"> et </text:span><text:span text:style-name="T3">z = 2</text:span></text:p>
            <text:p text:style-name="P24"/>
          </table:table-cell>
          <table:table-cell table:style-name="Tableau12.A1" office:value-type="string">
            <text:p text:style-name="Table_20_Contents"><draw:frame draw:style-name="fr2" draw:name="images21" text:anchor-type="paragraph" svg:width="7.255cm" svg:height="7.255cm" draw:z-index="35"><draw:image xlink:href="Pictures/200000080000464C0000464C95A58208.svm" xlink:type="simple" xlink:show="embed" xlink:actuate="onLoad"/></draw:frame></text:p>
          </table:table-cell>
        </table:table-row>
        <text:soft-page-break/>
        <table:table-row>
          <table:table-cell table:style-name="Tableau12.A4" office:value-type="string">
            <text:p text:style-name="P23"><text:span text:style-name="T11">Il ne reste plus qu'à déterminer </text:span><text:span text:style-name="T3">y </text:span><text:span text:style-name="T11">(on choisit une équation : la [</text:span><text:span text:style-name="T3">E1</text:span><text:span text:style-name="T11">] semble plus aisée)</text:span></text:p>
            <text:p text:style-name="P24"/>
            <text:p text:style-name="P24"/>
            <text:p text:style-name="P21"><text:span text:style-name="T12"><text:tab/></text:span><text:span text:style-name="T3"><draw:frame draw:style-name="fr11" draw:name="Objet11" text:anchor-type="as-char" svg:width="5.427cm" svg:height="0.482cm" draw:z-index="78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      <text:p text:style-name="P20"/>
          </table:table-cell>
          <table:table-cell table:style-name="Tableau12.A1" office:value-type="string">
            <text:p text:style-name="Table_20_Contents"><draw:frame draw:style-name="fr2" draw:name="images20" text:anchor-type="paragraph" svg:width="8.306cm" svg:height="8.306cm" draw:z-index="36"><draw:image xlink:href="Pictures/200000080000464C0000464CE8B8042F.svm" xlink:type="simple" xlink:show="embed" xlink:actuate="onLoad"/></draw:frame></text:p>
          </table:table-cell>
        </table:table-row>
      </table:table>
      <text:p text:style-name="P20">Vérification :</text:p>
      <text:p text:style-name="P21"><text:span text:style-name="T11">On vérifie que le triplet </text:span><text:span text:style-name="T3">(1 ; -1 ; 2)</text:span><text:span text:style-name="T11"> est solution de </text:span><text:span text:style-name="T3">S</text:span><text:span text:style-name="T11"> : </text:span><text:span text:style-name="T11"><draw:frame draw:style-name="fr11" draw:name="Objet12" text:anchor-type="as-char" svg:width="4.867cm" svg:height="1.642cm" draw:z-index="79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21"><text:span text:style-name="T7">Conclusion :</text:span><text:span text:style-name="T11"> </text:span><text:span text:style-name="T3">S</text:span><text:span text:style-name="T11"> a une unique solution </text:span><text:span text:style-name="T3">(1 ; -1 ; 2).</text:span></text:p>
      <text:p text:style-name="P24"/>
      <text:p text:style-name="P24"/>
      <text:p text:style-name="P24"/>
      <text:list xml:id="list41251389" text:style-name="L5">
        <text:list-item>
          <text:p text:style-name="P57">Résoudre le système S suivant :</text:p>
        </text:list-item>
      </text:list>
      <text:p text:style-name="P23"><text:span text:style-name="T11"><text:tab/><text:tab/></text:span><text:span text:style-name="T11"><draw:frame draw:style-name="fr11" draw:name="Objet13" text:anchor-type="as-char" svg:width="3.649cm" svg:height="1.637cm" draw:z-index="80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
      <text:p text:style-name="P23"><text:span text:style-name="T11">On va utiliser la </text:span><text:span text:style-name="T6">méthode de combinaison</text:span><text:span text:style-name="T11">.</text:span></text:p>
      <text:p text:style-name="P23"><text:span text:style-name="T11"><text:tab/></text:span><text:span text:style-name="T11"><draw:frame draw:style-name="fr11" draw:name="Objet14" text:anchor-type="as-char" svg:width="10.536cm" svg:height="1.64cm" draw:z-index="81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<text:p text:style-name="P24"/>
      <text:p text:style-name="P23"><text:span text:style-name="T11"><text:tab/></text:span><text:span text:style-name="T11"><draw:frame draw:style-name="fr11" draw:name="Objet15" text:anchor-type="as-char" svg:width="3.845cm" svg:height="1.637cm" draw:z-index="82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<text:p text:style-name="P24"/>
      <text:p text:style-name="P23"><text:span text:style-name="T11">On extrait alors un système </text:span><text:span text:style-name="T3">S'</text:span><text:span text:style-name="T11"> de deux équations à deux inconnues : </text:span><text:span text:style-name="T11"><draw:frame draw:style-name="fr11" draw:name="Objet16" text:anchor-type="as-char" svg:width="3.805cm" svg:height="1.085cm" draw:z-index="83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23"><text:span text:style-name="T11">Le système </text:span><text:span text:style-name="T3">S'</text:span><text:span text:style-name="T11"> admet une unique solution </text:span><text:span text:style-name="T11"><draw:frame draw:style-name="fr11" draw:name="Objet17" text:anchor-type="as-char" svg:width="1.099cm" svg:height="0.998cm" draw:z-index="84"><draw:object xlink:href="./Object 17" xlink:type="simple" xlink:show="embed" xlink:actuate="onLoad"/><draw:image xlink:href="./ObjectReplacements/Object 17" xlink:type="simple" xlink:show="embed" xlink:actuate="onLoad"/></draw:frame></text:span><text:span text:style-name="T11"> et </text:span><text:span text:style-name="T11"><draw:frame draw:style-name="fr11" draw:name="Objet18" text:anchor-type="as-char" svg:width="1.381cm" svg:height="0.998cm" draw:z-index="85"><draw:object xlink:href="./Object 18" xlink:type="simple" xlink:show="embed" xlink:actuate="onLoad"/><draw:image xlink:href="./ObjectReplacements/Object 18" xlink:type="simple" xlink:show="embed" xlink:actuate="onLoad"/></draw:frame></text:span><text:span text:style-name="T11">.</text:span></text:p>
      <text:p text:style-name="P24"/>
      <text:p text:style-name="P23"><text:span text:style-name="T11">Il ne reste plus qu'à déterminer </text:span><text:span text:style-name="T3">y </text:span><text:span text:style-name="T11">(on choisit une équation : la [3] semble plus aisée)</text:span></text:p>
      <text:p text:style-name="P23"><text:span text:style-name="T11"><text:tab/></text:span><text:span text:style-name="T11"><draw:frame draw:style-name="fr11" draw:name="Objet19" text:anchor-type="as-char" svg:width="5.519cm" svg:height="1.097cm" draw:z-index="86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24"/>
      <text:p text:style-name="P20">Vérification :</text:p>
      <text:p text:style-name="P23"><text:span text:style-name="T11">On vérifie que le triplet </text:span><text:span text:style-name="T11"><draw:frame draw:style-name="fr11" draw:name="Objet20" text:anchor-type="as-char" svg:width="2.127cm" svg:height="1.097cm" draw:z-index="87"><draw:object xlink:href="./Object 20" xlink:type="simple" xlink:show="embed" xlink:actuate="onLoad"/><draw:image xlink:href="./ObjectReplacements/Object 20" xlink:type="simple" xlink:show="embed" xlink:actuate="onLoad"/></draw:frame></text:span><text:span text:style-name="T11"> est solution de </text:span><text:span text:style-name="T3">S</text:span><text:span text:style-name="T11"> :</text:span><text:span text:style-name="T11"><draw:frame draw:style-name="fr11" draw:name="Objet21" text:anchor-type="as-char" svg:width="4.741cm" svg:height="3.665cm" draw:z-index="88"><draw:object xlink:href="./Object 21" xlink:type="simple" xlink:show="embed" xlink:actuate="onLoad"/><draw:image xlink:href="./ObjectReplacements/Object 21" xlink:type="simple" xlink:show="embed" xlink:actuate="onLoad"/></draw:frame></text:span><text:span text:style-name="T11">.</text:span></text:p>
      <text:p text:style-name="P24"/>
      <text:p text:style-name="P23"><text:span text:style-name="T7">Conclusion :</text:span><text:span text:style-name="T11"> </text:span><text:span text:style-name="T3">S</text:span><text:span text:style-name="T11"> a une unique solution </text:span><text:span text:style-name="T11"><draw:frame draw:style-name="fr11" draw:name="Objet22" text:anchor-type="as-char" svg:width="2.127cm" svg:height="1.097cm" draw:z-index="89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11">.</text:span></text:p>
      <text:p text:style-name="P23"/>
      <text:p text:style-name="P23"/>
      <text:p text:style-name="P27">Méthode de Gauss :</text:p>
      <text:p text:style-name="P23">Le but de la méthode de Gauss est de transformer, par des combinaisons linéaires appropriées, un système (<text:span text:style-name="T1">S</text:span>) donné en un système triangulaire (<text:span text:style-name="T1">S'</text:span>) plus facile à résoudre.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Table_20_Contents"><draw:frame draw:style-name="fr11" draw:name="Objet45" text:anchor-type="as-char" svg:width="4.015cm" svg:height="1.637cm" draw:z-index="90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</table:table-cell>
          <table:table-cell table:style-name="Tableau13.B1" office:value-type="string">
            <text:p text:style-name="Table_20_Contents"><draw:frame draw:style-name="fr2" draw:name="images22" text:anchor-type="paragraph" svg:width="6.796cm" svg:height="6.796cm" draw:z-index="37"><draw:image xlink:href="Pictures/200000080000464C0000464C02DA8C38.svm" xlink:type="simple" xlink:show="embed" xlink:actuate="onLoad"/></draw:frame></text:p>
          </table:table-cell>
        </table:table-row>
        <table:table-row>
          <table:table-cell table:style-name="Tableau13.A1" office:value-type="string">
            <text:p text:style-name="Table_20_Contents"><draw:frame draw:style-name="fr11" draw:name="Objet46" text:anchor-type="as-char" svg:width="6.343cm" svg:height="1.637cm" draw:z-index="91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</table:table-cell>
          <table:table-cell table:style-name="Tableau13.B1" office:value-type="string">
            <text:p text:style-name="Table_20_Contents"><draw:frame draw:style-name="fr2" draw:name="images23" text:anchor-type="paragraph" svg:width="7.176cm" svg:height="7.176cm" draw:z-index="38"><draw:image xlink:href="Pictures/200000080000464C0000464C22102A1E.svm" xlink:type="simple" xlink:show="embed" xlink:actuate="onLoad"/></draw:frame></text:p>
          </table:table-cell>
        </table:table-row>
        <table:table-row table:style-name="Tableau13.3">
          <table:table-cell table:style-name="Tableau13.A1" office:value-type="string">
            <text:p text:style-name="Table_20_Contents"><draw:frame draw:style-name="fr11" draw:name="Objet48" text:anchor-type="as-char" svg:width="6.599cm" svg:height="1.637cm" draw:z-index="92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au13.B1" table:number-rows-spanned="2" office:value-type="string">
            <text:p text:style-name="Table_20_Contents"><draw:frame draw:style-name="fr2" draw:name="images24" text:anchor-type="paragraph" svg:width="6.904cm" svg:height="6.904cm" draw:z-index="39"><draw:image xlink:href="Pictures/200000080000464C0000464C90DE0A94.svm" xlink:type="simple" xlink:show="embed" xlink:actuate="onLoad"/></draw:frame></text:p>
          </table:table-cell>
        </table:table-row>
        <table:table-row>
          <table:table-cell table:style-name="Tableau13.A1" office:value-type="string">
            <text:p text:style-name="Table_20_Contents"><draw:frame draw:style-name="fr11" draw:name="Objet49" text:anchor-type="as-char" svg:width="4.286cm" svg:height="1.637cm" draw:z-index="93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covered-table-cell/>
        </table:table-row>
        <text:soft-page-break/>
        <table:table-row table:style-name="Tableau13.5">
          <table:table-cell table:style-name="Tableau13.A1" office:value-type="string">
            <text:p text:style-name="Table_20_Contents"><draw:frame draw:style-name="fr11" draw:name="Objet50" text:anchor-type="as-char" svg:width="4.581cm" svg:height="1.637cm" draw:z-index="94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leau13.B1" table:number-rows-spanned="2" office:value-type="string">
            <text:p text:style-name="Table_20_Contents"><draw:frame draw:style-name="fr2" draw:name="images25" text:anchor-type="paragraph" svg:width="7.451cm" svg:height="7.451cm" draw:z-index="40"><draw:image xlink:href="Pictures/200000080000464C0000464C2EE2C03D.svm" xlink:type="simple" xlink:show="embed" xlink:actuate="onLoad"/></draw:frame></text:p>
          </table:table-cell>
        </table:table-row>
        <table:table-row>
          <table:table-cell table:style-name="Tableau13.A1" office:value-type="string">
            <text:p text:style-name="Table_20_Contents"><draw:frame draw:style-name="fr11" draw:name="Objet51" text:anchor-type="as-char" svg:width="3.614cm" svg:height="1.637cm" draw:z-index="95"><draw:object xlink:href="./Object 51" xlink:type="simple" xlink:show="embed" xlink:actuate="onLoad"/><draw:image xlink:href="./ObjectReplacements/Object 51" xlink:type="simple" xlink:show="embed" xlink:actuate="onLoad"/></draw:frame></text:p>
          </table:table-cell>
          <table:covered-table-cell/>
        </table:table-row>
        <table:table-row table:style-name="Tableau13.7">
          <table:table-cell table:style-name="Tableau13.A1" office:value-type="string">
            <text:p text:style-name="Table_20_Contents"><draw:frame draw:style-name="fr11" draw:name="Objet52" text:anchor-type="as-char" svg:width="3.614cm" svg:height="1.637cm" draw:z-index="96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au13.B1" table:number-rows-spanned="2" office:value-type="string">
            <text:p text:style-name="Table_20_Contents"><draw:frame draw:style-name="fr2" draw:name="images26" text:anchor-type="paragraph" svg:width="7.228cm" svg:height="7.228cm" draw:z-index="41"><draw:image xlink:href="Pictures/200000080000464C0000464C10ED064D.svm" xlink:type="simple" xlink:show="embed" xlink:actuate="onLoad"/></draw:frame></text:p>
          </table:table-cell>
        </table:table-row>
        <table:table-row>
          <table:table-cell table:style-name="Tableau13.A1" office:value-type="string">
            <text:p text:style-name="Table_20_Contents"><draw:frame draw:style-name="fr11" draw:name="Objet53" text:anchor-type="as-char" svg:width="2.732cm" svg:height="1.637cm" draw:z-index="97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covered-table-cell/>
        </table:table-row>
        <table:table-row>
          <table:table-cell table:style-name="Tableau13.A1" office:value-type="string">
            <text:p text:style-name="P20">Vérification :</text:p>
            <text:p text:style-name="P21"><text:span text:style-name="T11">On vérifie que le triplet </text:span><text:span text:style-name="T3">(-1 ; 2 ; 1)</text:span><text:span text:style-name="T11"> est solution de </text:span><text:span text:style-name="T3">S</text:span><text:span text:style-name="T11"> : </text:span><text:span text:style-name="T11"><draw:frame draw:style-name="fr11" draw:name="Objet54" text:anchor-type="as-char" svg:width="4.367cm" svg:height="1.642cm" draw:z-index="98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p>
            <text:p text:style-name="P21"><text:span text:style-name="T7">Conclusion :</text:span><text:span text:style-name="T11"> </text:span><text:span text:style-name="T3">S</text:span><text:span text:style-name="T11"> a une unique solution </text:span><text:span text:style-name="T3">(-1 ; 2 ; 1).</text:span></text:p>
            <text:p text:style-name="P24"/>
          </table:table-cell>
          <table:table-cell table:style-name="Tableau13.B1" office:value-type="string">
            <text:p text:style-name="Table_20_Contents"><draw:frame draw:style-name="fr2" draw:name="images27" text:anchor-type="paragraph" svg:width="6.551cm" svg:height="6.551cm" draw:z-index="42"><draw:image xlink:href="Pictures/200000080000464C0000464C65F645FF.svm" xlink:type="simple" xlink:show="embed" xlink:actuate="onLoad"/></draw:frame></text:p>
          </table:table-cell>
        </table:table-row>
      </table:table>
      <text:p text:style-name="P23"/>
      <text:p text:style-name="P23"/>
      <text:h text:style-name="P53" text:outline-level="1"><text:soft-page-break/>Inéquations linéaires</text:h>
      <text:h text:style-name="P54" text:outline-level="2">Pré-requis</text:h>
      <text:p text:style-name="P37">Propriété du régionnement (admise) :</text:p>
      <text:p text:style-name="P36">Toute droite du plan <text:span text:style-name="T6">partage</text:span> le plan en deux <text:span text:style-name="T6">demi-plans</text:span>.</text:p>
      <text:p text:style-name="P36">La droite est la <text:span text:style-name="T6">frontière</text:span> des deux demi-plans.</text:p>
      <text:p text:style-name="P3"/>
      <text:p text:style-name="P3">Droite d'équation (réduite) : <draw:frame draw:style-name="fr11" draw:name="Objet23" text:anchor-type="as-char" svg:width="1.976cm" svg:height="0.467cm" draw:z-index="1"><draw:object xlink:href="./Object 23" xlink:type="simple" xlink:show="embed" xlink:actuate="onLoad"/><draw:image xlink:href="./ObjectReplacements/Object 23" xlink:type="simple" xlink:show="embed" xlink:actuate="onLoad"/></draw:frame></text:p>
      <text:list xml:id="list41262801" text:style-name="L6">
        <text:list-item>
          <text:p text:style-name="P45"><text:span text:style-name="T5">M(x ; y)</text:span><text:span text:style-name="T4">est </text:span>sur<text:span text:style-name="T4"> la droite </text:span><text:span text:style-name="T5">d</text:span><text:span text:style-name="T4"> si </text:span><text:span text:style-name="T4"><draw:frame draw:style-name="fr11" draw:name="Objet24" text:anchor-type="as-char" svg:width="1.976cm" svg:height="0.467cm" draw:z-index="2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p>
        </text:list-item>
      </text:list>
      <text:list xml:id="list41239903" text:style-name="L7">
        <text:list-item>
          <text:p text:style-name="P47"><text:span text:style-name="T1">M(x ; y)</text:span>est situé <text:span text:style-name="T6">au-dessus</text:span> de la droite <text:span text:style-name="T1">d</text:span> si <draw:frame draw:style-name="fr11" draw:name="Objet25" text:anchor-type="as-char" svg:width="1.976cm" svg:height="0.467cm" draw:z-index="3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</text:list-item>
        <text:list-item>
          <text:p text:style-name="P46"><text:span text:style-name="T5">M(x ; y)</text:span><text:span text:style-name="T4">est situé </text:span><text:span text:style-name="T6">au-dessous</text:span><text:span text:style-name="T4"> de la droite </text:span><text:span text:style-name="T5">d</text:span><text:span text:style-name="T4"> si </text:span><text:span text:style-name="T4"><draw:frame draw:style-name="fr11" draw:name="Objet26" text:anchor-type="as-char" svg:width="1.976cm" svg:height="0.467cm" draw:z-index="4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p>
        </text:list-item>
      </text:list>
      <text:p text:style-name="P3"><draw:frame draw:style-name="fr10" draw:name="images11" text:anchor-type="paragraph" svg:width="17cm" svg:height="9.525cm" draw:z-index="25"><draw:image xlink:href="Pictures/2000000700009B790000571D5D16C6CF.svm" xlink:type="simple" xlink:show="embed" xlink:actuate="onLoad"/></draw:frame></text:p>
      <text:p text:style-name="P6">Cas particuliers 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1">Droite horizontale : <draw:frame draw:style-name="fr11" draw:name="Objet27" text:anchor-type="as-char" svg:width="1.097cm" svg:height="0.467cm" draw:z-index="5"><draw:object xlink:href="./Object 24" xlink:type="simple" xlink:show="embed" xlink:actuate="onLoad"/><draw:image xlink:href="./ObjectReplacements/Object 24" xlink:type="simple" xlink:show="embed" xlink:actuate="onLoad"/></draw:frame></text:p>
            <text:p text:style-name="P31"><draw:frame draw:style-name="fr2" draw:name="images12" text:anchor-type="paragraph" svg:width="8.306cm" svg:height="4.653cm" draw:z-index="26"><draw:image xlink:href="Pictures/2000000700009B790000571D3201C735.svm" xlink:type="simple" xlink:show="embed" xlink:actuate="onLoad"/></draw:frame></text:p>
          </table:table-cell>
          <table:table-cell table:style-name="Tableau6.B1" office:value-type="string">
            <text:p text:style-name="P31">Droite verticale : <draw:frame draw:style-name="fr11" draw:name="Objet28" text:anchor-type="as-char" svg:width="0.997cm" svg:height="0.467cm" draw:z-index="6"><draw:object xlink:href="./Object 25" xlink:type="simple" xlink:show="embed" xlink:actuate="onLoad"/><draw:image xlink:href="./ObjectReplacements/Object 25" xlink:type="simple" xlink:show="embed" xlink:actuate="onLoad"/></draw:frame></text:p>
            <text:p text:style-name="P31"><draw:frame draw:style-name="fr2" draw:name="images13" text:anchor-type="paragraph" svg:width="8.306cm" svg:height="4.653cm" draw:z-index="27"><draw:image xlink:href="Pictures/2000000700009B790000571DBD1A03AA.svm" xlink:type="simple" xlink:show="embed" xlink:actuate="onLoad"/></draw:frame></text:p>
          </table:table-cell>
        </table:table-row>
      </table:table>
      <text:p text:style-name="P3"/>
      <text:p text:style-name="P3"/>
      <text:h text:style-name="P55" text:outline-level="2">Inéquation linéaire à deux inconnues</text:h>
      <text:p text:style-name="P37">Propriété :</text:p>
      <text:p text:style-name="P36"><text:span text:style-name="T1">a</text:span> et <text:span text:style-name="T1">b</text:span> étant deux nombres (non simultanément nuls), dans un repère <draw:frame draw:style-name="fr11" draw:name="Objet29" text:anchor-type="as-char" svg:width="1.685cm" svg:height="0.526cm" draw:z-index="7"><draw:object xlink:href="./Object 26" xlink:type="simple" xlink:show="embed" xlink:actuate="onLoad"/><draw:image xlink:href="./ObjectReplacements/Object 26" xlink:type="simple" xlink:show="embed" xlink:actuate="onLoad"/></draw:frame> du plan, la droite d'équation : <draw:frame draw:style-name="fr11" draw:name="Objet30" text:anchor-type="as-char" svg:width="1.96cm" svg:height="0.467cm" draw:z-index="8"><draw:object xlink:href="./Object 30" xlink:type="simple" xlink:show="embed" xlink:actuate="onLoad"/><draw:image xlink:href="./ObjectReplacements/Object 30" xlink:type="simple" xlink:show="embed" xlink:actuate="onLoad"/></draw:frame> partage le plan en deux demi-plans :</text:p>
      <text:list xml:id="list41247204" text:style-name="L8">
        <text:list-item>
          <text:p text:style-name="P50">l'un est l'ensemble des points <text:span text:style-name="T1">M(x ; y)</text:span> vérifiant <draw:frame draw:style-name="fr11" draw:name="Objet31" text:anchor-type="as-char" svg:width="1.96cm" svg:height="0.467cm" draw:z-index="9"><draw:object xlink:href="./Object 31" xlink:type="simple" xlink:show="embed" xlink:actuate="onLoad"/><draw:image xlink:href="./ObjectReplacements/Object 31" xlink:type="simple" xlink:show="embed" xlink:actuate="onLoad"/></draw:frame></text:p>
        </text:list-item>
        <text:list-item>
          <text:p text:style-name="P50">l'autre est l'ensemble des points <text:span text:style-name="T1">M(x ; y)</text:span> vérifiant <draw:frame draw:style-name="fr11" draw:name="Objet32" text:anchor-type="as-char" svg:width="1.96cm" svg:height="0.467cm" draw:z-index="10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</text:list-item>
      </text:list>
      <text:p text:style-name="P3"/>
      <text:p text:style-name="P3">Ainsi, on résout une inéquation linéaire uniquement par une <text:span text:style-name="T6">représentation graphique</text:span> de l'ensemble des solutions.</text:p>
      <text:p text:style-name="P3"/>
      <text:p text:style-name="P3">Pour la résoudre :</text:p>
      <text:list xml:id="list41245950" text:style-name="L9">
        <text:list-item>
          <text:p text:style-name="P48">On se ramène à une inéquation réduite en isolant <text:span text:style-name="T1">y</text:span> dans l'inéquation, ou <text:span text:style-name="T1">x</text:span> si <text:span text:style-name="T1">y</text:span> n'apparaît pas.</text:p>
        </text:list-item>
        <text:list-item>
          <text:p text:style-name="P48">On utilise la propriété du régionnement.</text:p>
        </text:list-item>
      </text:list>
      <text:p text:style-name="P3"/>
      <text:p text:style-name="P7">Exemple :</text:p>
      <text:p text:style-name="P12">Représenter les couples solutions de l'inéquation : <draw:frame draw:style-name="fr11" draw:name="Objet37" text:anchor-type="as-char" svg:width="2.738cm" svg:height="0.467cm" draw:z-index="11"><draw:object xlink:href="./Object 37" xlink:type="simple" xlink:show="embed" xlink:actuate="onLoad"/><draw:image xlink:href="./ObjectReplacements/Object 37" xlink:type="simple" xlink:show="embed" xlink:actuate="onLoad"/><svg:desc>formule</svg:desc></draw:frame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3"/>
            <text:p text:style-name="P13"/>
            <text:p text:style-name="P13"><draw:frame draw:style-name="fr11" draw:name="Objet33" text:anchor-type="as-char" svg:width="2.738cm" svg:height="0.467cm" draw:z-index="12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  <text:p text:style-name="P13"/>
            <text:p text:style-name="P13"><draw:frame draw:style-name="fr11" draw:name="Objet34" text:anchor-type="as-char" svg:width="2.769cm" svg:height="0.467cm" draw:z-index="13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  <text:p text:style-name="P13"/>
            <text:p text:style-name="P13"><draw:frame draw:style-name="fr11" draw:name="Objet35" text:anchor-type="as-char" svg:width="2.168cm" svg:height="0.467cm" draw:z-index="14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  <text:p text:style-name="P13"/>
            <text:p text:style-name="P13"><draw:frame draw:style-name="fr11" draw:name="Objet36" text:anchor-type="as-char" svg:width="1.981cm" svg:height="0.998cm" draw:z-index="15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<text:p text:style-name="P13"/>
            <text:p text:style-name="P9"/>
          </table:table-cell>
          <table:table-cell table:style-name="Tableau7.A1" office:value-type="string">
            <text:p text:style-name="Table_20_Contents"><draw:frame draw:style-name="fr9" draw:name="images10" text:anchor-type="paragraph" svg:x="0.072cm" svg:y="0.265cm" svg:width="10.495cm" svg:height="6.853cm" draw:z-index="28"><draw:image xlink:href="Pictures/200000070000B0C30000736F64F8063A.svm" xlink:type="simple" xlink:show="embed" xlink:actuate="onLoad"/></draw:frame></text:p>
          </table:table-cell>
        </table:table-row>
      </table:table>
      <text:p text:style-name="P12">Les solutions sont les coordonnées des points du demi-plan (frontière comprise) situés <text:span text:style-name="T6">au-dessus</text:span> de (ou <text:span text:style-name="T6">sur</text:span>) la droite <text:span text:style-name="T1">d</text:span> d'équation : <draw:frame draw:style-name="fr11" draw:name="Objet38" text:anchor-type="as-char" svg:width="1.981cm" svg:height="0.998cm" draw:z-index="20"><draw:object xlink:href="./Object 33" xlink:type="simple" xlink:show="embed" xlink:actuate="onLoad"/><draw:image xlink:href="./ObjectReplacements/Object 33" xlink:type="simple" xlink:show="embed" xlink:actuate="onLoad"/><svg:desc>formule</svg:desc></draw:frame>.</text:p>
      <text:p text:style-name="P12"/>
      <text:p text:style-name="P11">Calculatrice :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Contents"><draw:frame draw:style-name="fr2" draw:name="images17" text:anchor-type="paragraph" svg:width="4.951cm" svg:height="3.351cm" draw:z-index="32"><draw:image xlink:href="Pictures/200000070000135700000D17648DA1E6.svm" xlink:type="simple" xlink:show="embed" xlink:actuate="onLoad"/></draw:frame></text:p>
          </table:table-cell>
          <table:table-cell table:style-name="Tableau11.A1" office:value-type="string">
            <text:p text:style-name="Table_20_Contents"><draw:frame draw:style-name="fr2" draw:name="images16" text:anchor-type="paragraph" svg:width="4.951cm" svg:height="3.351cm" draw:z-index="31"><draw:image xlink:href="Pictures/200000070000135700000D17A43A5DC2.svm" xlink:type="simple" xlink:show="embed" xlink:actuate="onLoad"/></draw:frame></text:p>
          </table:table-cell>
        </table:table-row>
      </table:table>
      <text:p text:style-name="P12"/>
      <text:p text:style-name="P10"/>
      <text:h text:style-name="P55" text:outline-level="2">Résolution d'un système d'inéquations linéaires</text:h>
      <text:p text:style-name="Standard"><text:span text:style-name="T14">Résoudre le système : </text:span><text:span text:style-name="T4"><draw:frame draw:style-name="fr11" draw:name="Objet39" text:anchor-type="as-char" svg:width="2.729cm" svg:height="1.591cm" draw:z-index="48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3"/>
      <text:p text:style-name="P3">On réduit le système donné : </text:p>
      <text:p text:style-name="Standard"><text:span text:style-name="T4"><text:tab/></text:span><text:span text:style-name="T4"><draw:frame draw:style-name="fr11" draw:name="Objet40" text:anchor-type="as-char" svg:width="2.729cm" svg:height="1.591cm" draw:z-index="49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4"> <text:tab/></text:span><text:span text:style-name="T15">⇔<text:tab/></text:span> <draw:frame draw:style-name="fr11" draw:name="Objet41" text:anchor-type="as-char" svg:width="2.561cm" svg:height="2.757cm" draw:z-index="50"><draw:object xlink:href="./Object 36" xlink:type="simple" xlink:show="embed" xlink:actuate="onLoad"/><draw:image xlink:href="./ObjectReplacements/Object 36" xlink:type="simple" xlink:show="embed" xlink:actuate="onLoad"/><svg:desc>formule</svg:desc></draw:frame></text:p>
      <text:p text:style-name="Standard">On trace les droites frontières :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5"/>
            <text:p text:style-name="P15"/>
            <text:list xml:id="list41236023" text:style-name="L10">
              <text:list-item>
                <text:p text:style-name="P49"><text:span text:style-name="T1">d</text:span><text:span text:style-name="T10">1</text:span>, d'équation <draw:frame draw:style-name="fr11" draw:name="Objet42" text:anchor-type="as-char" svg:width="1.014cm" svg:height="0.467cm" draw:z-index="51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      <text:p text:style-name="P49"/>
              </text:list-item>
              <text:list-item>
                <text:p text:style-name="P49"><text:span text:style-name="T1">d</text:span><text:span text:style-name="T10">2</text:span>, d'équation <draw:frame draw:style-name="fr11" draw:name="Objet43" text:anchor-type="as-char" svg:width="2.29cm" svg:height="0.998cm" draw:z-index="52"><draw:object xlink:href="./Object 47" xlink:type="simple" xlink:show="embed" xlink:actuate="onLoad"/><draw:image xlink:href="./ObjectReplacements/Object 47" xlink:type="simple" xlink:show="embed" xlink:actuate="onLoad"/><svg:desc>formule</svg:desc></draw:frame></text:p>
                <text:p text:style-name="P49"/>
              </text:list-item>
              <text:list-item>
                <text:p text:style-name="P49"><text:span text:style-name="T1">d</text:span><text:span text:style-name="T10">3</text:span>, d'équation <draw:frame draw:style-name="fr11" draw:name="Objet44" text:anchor-type="as-char" svg:width="1.402cm" svg:height="0.998cm" draw:z-index="53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    </text:list-item>
            </text:list>
          </table:table-cell>
          <table:table-cell table:style-name="Tableau8.A1" office:value-type="string">
            <text:p text:style-name="Table_20_Contents"><draw:frame draw:style-name="fr2" draw:name="images14" text:anchor-type="paragraph" svg:width="10.045cm" svg:height="6.747cm" draw:z-index="29"><draw:image xlink:href="Pictures/20000007000098EF000066BD5CC4743D.svm" xlink:type="simple" xlink:show="embed" xlink:actuate="onLoad"/></draw:frame></text:p>
          </table:table-cell>
        </table:table-row>
      </table:table>
      <text:p text:style-name="Standard"/>
      <text:p text:style-name="Standard">L'ensemble solution est l'ensemble des coordonnées des points <text:span text:style-name="T1">M(x ; y) </text:span><text:span text:style-name="T13">situés :</text:span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Contents"/>
            <text:p text:style-name="Table_20_Contents"><draw:frame draw:style-name="fr12" draw:name="Objet47" text:anchor-type="as-char" svg:y="-4.965cm" svg:width="4.098cm" svg:height="1.797cm" draw:z-index="54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  <text:p text:style-name="Table_20_Contents">Ces points sont ceux de la zone <text:span text:style-name="T1">S</text:span> en violet sur le plan.</text:p>
          </table:table-cell>
          <table:table-cell table:style-name="Tableau9.A1" office:value-type="string">
            <text:p text:style-name="Table_20_Contents"><draw:frame draw:style-name="fr9" draw:name="images15" text:anchor-type="paragraph" svg:x="0cm" svg:y="0.132cm" svg:width="10.363cm" svg:height="6.999cm" draw:z-index="30"><draw:image xlink:href="Pictures/200000070000CDAB00008AF826CB3B08.svm" xlink:type="simple" xlink:show="embed" xlink:actuate="onLoad"/></draw:frame></text:p>
          </table:table-cell>
        </table:table-row>
      </table:table>
      <text:p text:style-name="P16"/>
      <text:p text:style-name="Standard"/>
      <text:p text:style-name="P28">Programme :</text:p>
      <text:p text:style-name="Standard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33">CONTENUS </text:p>
          </table:table-cell>
          <table:table-cell table:style-name="Tableau10.A1" office:value-type="string">
            <text:p text:style-name="P33">MODALITÉS DE MISE EN ŒUVRE </text:p>
          </table:table-cell>
          <table:table-cell table:style-name="Tableau10.C1" office:value-type="string">
            <text:p text:style-name="P33">COMMENTAIRES </text:p>
          </table:table-cell>
        </table:table-row>
        <table:table-row>
          <table:table-cell table:style-name="Tableau10.A2" office:value-type="string">
            <text:p text:style-name="P14">Exemples de systèmes d’équations linéaires à deux ou trois inconnues ; d’inéquations linéaires à deux inconnues. </text:p>
          </table:table-cell>
          <table:table-cell table:style-name="Tableau10.A2" office:value-type="string">
            <text:p text:style-name="P14"/>
            <text:p text:style-name="P14">On étudiera quelques exemples simples de problèmes de programmation linéaire.</text:p>
            <text:p text:style-name="P14"><text:s/></text:p>
            <text:p text:style-name="P14"/>
          </table:table-cell>
          <table:table-cell table:style-name="Tableau10.C2" office:value-type="string">
            <text:p text:style-name="P14">On consolidera l’interprétation géométrique des systèmes linéaires à deux inconnues ; cela amènera à reconnaître directement l’équation </text:p>
            <text:p text:style-name="P14"><text:span text:style-name="T1">ux + vy + w = 0</text:span> (avec (u,v) ≠ (0 ; 0)) comme équation de droite.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OpenSymbol2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5T17:05:01.43</meta:creation-date>
    <meta:editing-duration>PT11H50M16S</meta:editing-duration>
    <meta:editing-cycles>39</meta:editing-cycles>
    <meta:generator>OpenOffice.org/3.3$Win32 OpenOffice.org_project/330m20$Build-9567</meta:generator>
    <meta:initial-creator>Johann DOLIVET</meta:initial-creator>
    <dc:date>2011-05-25T21:14:31.11</dc:date>
    <dc:creator>Johann DOLIVET</dc:creator>
    <meta:document-statistic meta:table-count="16" meta:image-count="38" meta:object-count="61" meta:page-count="13" meta:paragraph-count="163" meta:word-count="1093" meta:character-count="6100"/>
  </office:meta>
</office:document-meta>
</file>

<file path=Object 1/content.xml><?xml version="1.0" encoding="utf-8"?>
<math xmlns="http://www.w3.org/1998/Math/MathML">
  <semantics>
    <mrow>
      <mrow>
        <mi>y</mi>
        <mi mathvariant="normal">=</mi>
        <mi>–</mi>
      </mrow>
      <mfrac>
        <mn>2</mn>
        <mn>3</mn>
      </mfrac>
      <mrow>
        <mi>x</mi>
        <mo stretchy="false">+</mo>
        <mn>4</mn>
      </mrow>
    </mrow>
    <annotation encoding="StarMath 5.0">y=–{2} over {3}x+{4}</annotation>
  </semantics>
</math>
</file>

<file path=Object 10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row>
                  <mi>y</mi>
                  <mi mathvariant="normal">=</mi>
                  <mn>3</mn>
                </mrow>
                <mrow>
                  <mi>x</mi>
                  <mo stretchy="false">+</mo>
                  <mn>3</mn>
                </mrow>
                <mrow>
                  <mi>z</mi>
                  <mi mathvariant="normal">−</mi>
                  <mn>10</mn>
                </mrow>
              </mrow>
              <mi/>
              <mi mathvariant="normal">[</mi>
              <mi>E</mi>
              <mn>1</mn>
              <mi mathvariant="normal">]</mi>
            </mrow>
          </mtd>
        </mtr>
        <mtr>
          <mtd>
            <mrow>
              <mrow>
                <mrow>
                  <mi mathvariant="normal">−</mi>
                  <mn>2</mn>
                </mrow>
                <mrow>
                  <mrow>
                    <mi>x</mi>
                    <mo stretchy="false">+</mo>
                    <mi>z</mi>
                  </mrow>
                  <mi mathvariant="normal">=</mi>
                  <mn>0</mn>
                </mrow>
              </mrow>
              <mi/>
              <mi mathvariant="normal">[</mi>
              <mi>E</mi>
              <mn>2</mn>
              <mi>'</mi>
              <mi mathvariant="normal">]</mi>
            </mrow>
          </mtd>
        </mtr>
        <mtr>
          <mtd>
            <mrow>
              <mrow>
                <mi mathvariant="normal">−</mi>
                <mn>7</mn>
              </mrow>
              <mrow>
                <mi>x</mi>
                <mi mathvariant="normal">−</mi>
                <mn>10</mn>
              </mrow>
              <mrow>
                <mi>z</mi>
                <mi mathvariant="normal">=</mi>
                <mrow>
                  <mi mathvariant="normal">−</mi>
                  <mn>27</mn>
                </mrow>
              </mrow>
              <mi/>
              <mi mathvariant="normal">[</mi>
              <mi>E</mi>
              <mn>3</mn>
              <mi>'</mi>
              <mi mathvariant="normal">]</mi>
            </mrow>
          </mtd>
        </mtr>
      </mtable>
    </mrow>
    <annotation encoding="StarMath 5.0">left lbrace stack{{ alignl {y={3}x+{3}z-{10}}~~\[E{1}\]} # {alignl  {{-2}x+z=0}~~~~``~~\ [E{2}'\]} # alignl  {{-7}x-{10}z=-27```\[E{3}'\] }} right none</annotation>
  </semantics>
</math>
</file>

<file path=Object 11/content.xml><?xml version="1.0" encoding="utf-8"?>
<math xmlns="http://www.w3.org/1998/Math/MathML">
  <semantics>
    <mrow>
      <mi stretchy="true" mathvariant="normal">{</mi>
      <mtable>
        <mtr>
          <mtd>
            <mrow>
              <mn>3</mn>
              <mrow>
                <mrow>
                  <mi>x</mi>
                  <mo stretchy="false">+</mo>
                  <mi>y</mi>
                </mrow>
                <mo stretchy="false">+</mo>
                <mn>2</mn>
              </mrow>
              <mrow>
                <mi>z</mi>
                <mi mathvariant="normal">=</mi>
                <mn>1</mn>
              </mrow>
              <mi/>
              <mi mathvariant="normal">[</mi>
              <mn>1</mn>
              <mi mathvariant="normal">]</mi>
            </mrow>
          </mtd>
        </mtr>
        <mtr>
          <mtd>
            <mrow>
              <mrow>
                <mrow>
                  <mi mathvariant="normal">−</mi>
                  <mi>x</mi>
                </mrow>
                <mo stretchy="false">+</mo>
                <mn>3</mn>
              </mrow>
              <mrow>
                <mi>y</mi>
                <mi mathvariant="normal">−</mi>
                <mn>5</mn>
              </mrow>
              <mrow>
                <mi>z</mi>
                <mi mathvariant="normal">=</mi>
                <mn>2</mn>
              </mrow>
              <mi/>
              <mi mathvariant="normal">[</mi>
              <mn>2</mn>
              <mi mathvariant="normal">]</mi>
            </mrow>
          </mtd>
        </mtr>
        <mtr>
          <mtd>
            <mrow>
              <mn>2</mn>
              <mrow>
                <mrow>
                  <mi>x</mi>
                  <mi mathvariant="normal">−</mi>
                  <mi>y</mi>
                </mrow>
                <mo stretchy="false">+</mo>
                <mn>3</mn>
              </mrow>
              <mrow>
                <mi>z</mi>
                <mi mathvariant="normal">=</mi>
                <mrow>
                  <mi mathvariant="normal">−</mi>
                  <mn>1</mn>
                </mrow>
              </mrow>
              <mi/>
              <mi mathvariant="normal">[</mi>
              <mn>3</mn>
              <mi mathvariant="normal">]</mi>
            </mrow>
          </mtd>
        </mtr>
      </mtable>
    </mrow>
    <annotation encoding="StarMath 5.0">left lbrace stack{{ alignl {3}x+y+{2}z={1}``~~\[{1}\]} # {alignl  -x+{3}y-{5}z=2 ```\ [{2}\]} # alignl  {{2}x-y+{3}z=-1````\[{3}\] }} right none</annotation>
  </semantics>
</math>
</file>

<file path=Object 12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n>3</mn>
                <mi mathvariant="normal">×</mi>
                <mn>1</mn>
              </mrow>
              <mi>–</mi>
              <mrow>
                <mrow>
                  <mrow>
                    <mo stretchy="false">(</mo>
                    <mrow>
                      <mi mathvariant="normal">−</mi>
                      <mn>1</mn>
                    </mrow>
                    <mo stretchy="false">)</mo>
                  </mrow>
                  <mo stretchy="false">+</mo>
                  <mrow>
                    <mn>3</mn>
                    <mi mathvariant="normal">×</mi>
                    <mn>2</mn>
                  </mrow>
                </mrow>
                <mi mathvariant="normal">=</mi>
                <mn>10</mn>
              </mrow>
            </mrow>
          </mtd>
        </mtr>
        <mtr>
          <mtd>
            <mrow>
              <mrow>
                <mn>4</mn>
                <mi mathvariant="normal">×</mi>
                <mn>1</mn>
              </mrow>
              <mi>–</mi>
              <mrow>
                <mrow>
                  <mrow>
                    <mn>2</mn>
                    <mi mathvariant="normal">×</mi>
                    <mrow>
                      <mo stretchy="false">(</mo>
                      <mrow>
                        <mi mathvariant="normal">−</mi>
                        <mn>1</mn>
                      </mrow>
                      <mo stretchy="false">)</mo>
                    </mrow>
                  </mrow>
                  <mo stretchy="false">+</mo>
                  <mrow>
                    <mn>7</mn>
                    <mi mathvariant="normal">×</mi>
                    <mn>2</mn>
                  </mrow>
                </mrow>
                <mi mathvariant="normal">=</mi>
                <mn>20</mn>
              </mrow>
            </mrow>
          </mtd>
        </mtr>
        <mtr>
          <mtd>
            <mrow>
              <mrow>
                <mn>2</mn>
                <mi mathvariant="normal">×</mi>
                <mn>1</mn>
              </mrow>
              <mi>–</mi>
              <mrow>
                <mn>3</mn>
                <mi mathvariant="normal">×</mi>
                <mrow>
                  <mo stretchy="false">(</mo>
                  <mrow>
                    <mi mathvariant="normal">−</mi>
                    <mn>1</mn>
                  </mrow>
                  <mo stretchy="false">)</mo>
                </mrow>
              </mrow>
              <mi>–</mi>
              <mrow>
                <mn>2</mn>
                <mi mathvariant="normal">=</mi>
                <mn>3</mn>
              </mrow>
            </mrow>
          </mtd>
        </mtr>
      </mtable>
    </mrow>
    <annotation encoding="StarMath 5.0">left lbrace stack{{ alignl {3} times 1–(-1)+{3}times 2={10}} # {alignl  {4}times 1–{2}times (-1)+{7}times 2=20} # alignl  {{2}times 1–{3}times (-1)–2={3} }} right none</annotation>
  </semantics>
</math>
</file>

<file path=Object 13/content.xml><?xml version="1.0" encoding="utf-8"?>
<math xmlns="http://www.w3.org/1998/Math/MathML">
  <semantics>
    <mrow>
      <mi stretchy="true" mathvariant="normal">{</mi>
      <mtable>
        <mtr>
          <mtd>
            <mrow>
              <mn>4</mn>
              <mrow>
                <mi>x</mi>
                <mo stretchy="false">+</mo>
                <mn>2</mn>
              </mrow>
              <mrow>
                <mrow>
                  <mi>y</mi>
                  <mo stretchy="false">+</mo>
                  <mi>z</mi>
                </mrow>
                <mi mathvariant="normal">=</mi>
                <mn>1</mn>
              </mrow>
              <mi/>
              <mi mathvariant="normal">[</mi>
              <mn>1</mn>
              <mi mathvariant="normal">]</mi>
            </mrow>
          </mtd>
        </mtr>
        <mtr>
          <mtd>
            <mrow>
              <mn>4</mn>
              <mi>x</mi>
              <mi>–</mi>
              <mn>2</mn>
              <mrow>
                <mrow>
                  <mi>y</mi>
                  <mo stretchy="false">+</mo>
                  <mi>z</mi>
                </mrow>
                <mi mathvariant="normal">=</mi>
                <mn>1</mn>
              </mrow>
              <mi/>
              <mi mathvariant="normal">[</mi>
              <mn>2</mn>
              <mi mathvariant="normal">]</mi>
            </mrow>
          </mtd>
        </mtr>
        <mtr>
          <mtd>
            <mrow>
              <mrow>
                <mrow>
                  <mrow>
                    <mi>x</mi>
                    <mo stretchy="false">+</mo>
                    <mi>y</mi>
                  </mrow>
                  <mo stretchy="false">+</mo>
                  <mi>z</mi>
                </mrow>
                <mi mathvariant="normal">=</mi>
                <mn>0</mn>
              </mrow>
              <mi/>
              <mi mathvariant="normal">[</mi>
              <mn>3</mn>
              <mi mathvariant="normal">]</mi>
            </mrow>
          </mtd>
        </mtr>
      </mtable>
    </mrow>
    <annotation encoding="StarMath 5.0">left lbrace stack{{ alignl {4}x+{2}y+z={1}``\[{1}\]} # {alignl  {4}x–{2}y+z=1 ``\ [{2}\]} # alignl  {x+y+z=0~~~```\[{3}\] }} right none</annotation>
  </semantics>
</math>
</file>

<file path=Object 14/content.xml><?xml version="1.0" encoding="utf-8"?>
<math xmlns="http://www.w3.org/1998/Math/MathML">
  <semantics>
    <mrow>
      <mi stretchy="true" mathvariant="normal">{</mi>
      <mtable>
        <mtr>
          <mtd>
            <mrow>
              <mn>4</mn>
              <mrow>
                <mi>x</mi>
                <mo stretchy="false">+</mo>
                <mn>2</mn>
              </mrow>
              <mrow>
                <mrow>
                  <mi>y</mi>
                  <mo stretchy="false">+</mo>
                  <mi>z</mi>
                </mrow>
                <mi mathvariant="normal">=</mi>
                <mn>1</mn>
              </mrow>
              <mi/>
              <mi mathvariant="normal">[</mi>
              <mn>1</mn>
              <mi mathvariant="normal">]</mi>
            </mrow>
          </mtd>
        </mtr>
        <mtr>
          <mtd>
            <mrow>
              <mrow>
                <mrow>
                  <mrow>
                    <mo stretchy="false">(</mo>
                    <mstyle color="blue">
                      <mrow>
                        <mrow>
                          <mn>4</mn>
                          <mrow>
                            <mi>x</mi>
                            <mo stretchy="false">+</mo>
                            <mn>2</mn>
                          </mrow>
                          <mrow>
                            <mi>y</mi>
                            <mo stretchy="false">+</mo>
                            <mi>z</mi>
                          </mrow>
                        </mrow>
                      </mrow>
                    </mstyle>
                    <mo stretchy="false">)</mo>
                  </mrow>
                  <mo stretchy="false">+</mo>
                  <mrow>
                    <mo stretchy="false">(</mo>
                    <mstyle color="green">
                      <mrow>
                        <mrow>
                          <mn>4</mn>
                          <mrow>
                            <mi>x</mi>
                            <mi mathvariant="normal">−</mi>
                            <mn>2</mn>
                          </mrow>
                          <mrow>
                            <mi>y</mi>
                            <mo stretchy="false">+</mo>
                            <mi>z</mi>
                          </mrow>
                        </mrow>
                      </mrow>
                    </mstyle>
                    <mo stretchy="false">)</mo>
                  </mrow>
                </mrow>
                <mi mathvariant="normal">=</mi>
                <mrow>
                  <mstyle color="blue">
                    <mrow>
                      <mn>1</mn>
                    </mrow>
                  </mstyle>
                  <mo stretchy="false">+</mo>
                  <mstyle color="green">
                    <mrow>
                      <mn>1</mn>
                    </mrow>
                  </mstyle>
                </mrow>
              </mrow>
              <mi/>
              <mi mathvariant="normal">[</mi>
              <mn>2</mn>
              <mi>'</mi>
              <mrow>
                <mi mathvariant="normal">]</mi>
                <mi mathvariant="normal">=</mi>
                <mrow>
                  <mstyle color="blue">
                    <mrow>
                      <mrow>
                        <mi stretchy="false" mathvariant="normal">[</mi>
                        <mn>1</mn>
                        <mi stretchy="false" mathvariant="normal">]</mi>
                      </mrow>
                    </mrow>
                  </mstyle>
                  <mo stretchy="false">+</mo>
                  <mstyle color="green">
                    <mrow>
                      <mrow>
                        <mi stretchy="false" mathvariant="normal">[</mi>
                        <mn>2</mn>
                        <mi stretchy="false" mathvariant="normal">]</mi>
                      </mrow>
                    </mrow>
                  </mstyle>
                </mrow>
              </mrow>
            </mrow>
          </mtd>
        </mtr>
        <mtr>
          <mtd>
            <mrow>
              <mrow>
                <mrow>
                  <mrow>
                    <mn>2</mn>
                    <mi mathvariant="normal">×</mi>
                    <mrow>
                      <mo stretchy="false">(</mo>
                      <mstyle color="red">
                        <mrow>
                          <mrow>
                            <mrow>
                              <mi>x</mi>
                              <mo stretchy="false">+</mo>
                              <mi>y</mi>
                            </mrow>
                            <mo stretchy="false">+</mo>
                            <mi>z</mi>
                          </mrow>
                        </mrow>
                      </mstyle>
                      <mo stretchy="false">)</mo>
                    </mrow>
                  </mrow>
                  <mo stretchy="false">+</mo>
                  <mrow>
                    <mo stretchy="false">(</mo>
                    <mstyle color="green">
                      <mrow>
                        <mrow>
                          <mn>4</mn>
                          <mrow>
                            <mi>x</mi>
                            <mi mathvariant="normal">−</mi>
                            <mn>2</mn>
                          </mrow>
                          <mrow>
                            <mi>y</mi>
                            <mo stretchy="false">+</mo>
                            <mi>z</mi>
                          </mrow>
                        </mrow>
                      </mrow>
                    </mstyle>
                    <mo stretchy="false">)</mo>
                  </mrow>
                </mrow>
                <mi mathvariant="normal">=</mi>
                <mrow>
                  <mrow>
                    <mn>2</mn>
                    <mi mathvariant="normal">×</mi>
                    <mstyle color="red">
                      <mrow>
                        <mn>0</mn>
                      </mrow>
                    </mstyle>
                  </mrow>
                  <mo stretchy="false">+</mo>
                  <mstyle color="green">
                    <mrow>
                      <mn>1</mn>
                    </mrow>
                  </mstyle>
                </mrow>
              </mrow>
              <mi/>
              <mi mathvariant="normal">[</mi>
              <mrow>
                <mn>3</mn>
                <mi>'</mi>
              </mrow>
              <mrow>
                <mi mathvariant="normal">]</mi>
                <mi mathvariant="normal">=</mi>
                <mrow>
                  <mrow>
                    <mn>2</mn>
                    <mi mathvariant="normal">×</mi>
                    <mstyle color="red">
                      <mrow>
                        <mrow>
                          <mi stretchy="false" mathvariant="normal">[</mi>
                          <mn>3</mn>
                          <mi stretchy="false" mathvariant="normal">]</mi>
                        </mrow>
                      </mrow>
                    </mstyle>
                  </mrow>
                  <mo stretchy="false">+</mo>
                  <mstyle color="green">
                    <mrow>
                      <mrow>
                        <mi stretchy="false" mathvariant="normal">[</mi>
                        <mn>2</mn>
                        <mi stretchy="false" mathvariant="normal">]</mi>
                      </mrow>
                    </mrow>
                  </mstyle>
                </mrow>
              </mrow>
            </mrow>
          </mtd>
        </mtr>
      </mtable>
    </mrow>
    <annotation encoding="StarMath 5.0">left lbrace stack{{ alignl {4}x+{2}y+z={1}``~~~~~~~~~~~~~~~~~~~~~~~~~~``\[{1}\]} # {alignl  (color blue{{4}x+{2}y+z})+(color green{{4}x-{2}y+z})=color blue 1+color green 1`~~~~~~\[2'\]=color blue[{1}]+ color green[{2}]} # {alignl  2  times (color red{ x+y+z})+(color green {{4}x-{2}y+z})=2 times color red 0+color green 1 `~`````\[{3'}\]=2 times color red [{3}]+ color green [{2}] }} right none</annotation>
  </semantics>
</math>
</file>

<file path=Object 15/content.xml><?xml version="1.0" encoding="utf-8"?>
<math xmlns="http://www.w3.org/1998/Math/MathML">
  <semantics>
    <mrow>
      <mi stretchy="true" mathvariant="normal">{</mi>
      <mtable>
        <mtr>
          <mtd>
            <mrow>
              <mn>4</mn>
              <mrow>
                <mi>x</mi>
                <mo stretchy="false">+</mo>
                <mn>2</mn>
              </mrow>
              <mrow>
                <mrow>
                  <mi>y</mi>
                  <mo stretchy="false">+</mo>
                  <mi>z</mi>
                </mrow>
                <mi mathvariant="normal">=</mi>
                <mn>1</mn>
              </mrow>
              <mi/>
              <mi mathvariant="normal">[</mi>
              <mn>1</mn>
              <mi mathvariant="normal">]</mi>
            </mrow>
          </mtd>
        </mtr>
        <mtr>
          <mtd>
            <mrow>
              <mn>8</mn>
              <mrow>
                <mi>x</mi>
                <mo stretchy="false">+</mo>
                <mn>2</mn>
              </mrow>
              <mrow>
                <mi>z</mi>
                <mi mathvariant="normal">=</mi>
                <mn>2</mn>
              </mrow>
              <mi/>
              <mi mathvariant="normal">[</mi>
              <mrow>
                <mn>2</mn>
                <mi>'</mi>
              </mrow>
              <mi mathvariant="normal">]</mi>
            </mrow>
          </mtd>
        </mtr>
        <mtr>
          <mtd>
            <mrow>
              <mn>6</mn>
              <mrow>
                <mi>x</mi>
                <mo stretchy="false">+</mo>
                <mn>3</mn>
              </mrow>
              <mrow>
                <mi>z</mi>
                <mi mathvariant="normal">=</mi>
                <mn>1</mn>
              </mrow>
              <mi/>
              <mrow>
                <mi mathvariant="normal">[</mi>
                <mrow>
                  <mn>3</mn>
                  <mi>'</mi>
                </mrow>
                <mi mathvariant="normal">]</mi>
              </mrow>
            </mrow>
          </mtd>
        </mtr>
      </mtable>
    </mrow>
    <annotation encoding="StarMath 5.0">left lbrace stack{{ alignl {4}x+{2}y+z={1}``\[{1}\]} # {alignl  {8}x+{2}z=2 ~`````~~\[{2'}\]} # alignl  {{6}x+{3}z=1~~~``````{\[{3'}\]} }} right none</annotation>
  </semantics>
</math>
</file>

<file path=Object 16/content.xml><?xml version="1.0" encoding="utf-8"?>
<math xmlns="http://www.w3.org/1998/Math/MathML">
  <semantics>
    <mrow>
      <mi stretchy="true" mathvariant="normal">{</mi>
      <mtable>
        <mtr>
          <mtd>
            <mrow>
              <mn>8</mn>
              <mrow>
                <mi>x</mi>
                <mo stretchy="false">+</mo>
                <mn>2</mn>
              </mrow>
              <mrow>
                <mi>z</mi>
                <mi mathvariant="normal">=</mi>
                <mn>2</mn>
              </mrow>
              <mi/>
              <mi mathvariant="normal">[</mi>
              <mrow>
                <mn>2</mn>
                <mi>'</mi>
              </mrow>
              <mi mathvariant="normal">]</mi>
            </mrow>
          </mtd>
        </mtr>
        <mtr>
          <mtd>
            <mrow>
              <mn>6</mn>
              <mrow>
                <mi>x</mi>
                <mo stretchy="false">+</mo>
                <mn>3</mn>
              </mrow>
              <mrow>
                <mi>z</mi>
                <mi mathvariant="normal">=</mi>
                <mn>1</mn>
              </mrow>
              <mi/>
              <mrow>
                <mi mathvariant="normal">[</mi>
                <mrow>
                  <mn>3</mn>
                  <mi>'</mi>
                </mrow>
                <mi mathvariant="normal">]</mi>
              </mrow>
            </mrow>
          </mtd>
        </mtr>
      </mtable>
    </mrow>
    <annotation encoding="StarMath 5.0">left lbrace stack{ {alignl  {8}x+{2}z=2 ~````~~\[{2'}\]} # alignl  {{6}x+{3}z=1~~~`````{\[{3'}\]} }} right none</annotation>
  </semantics>
</math>
</file>

<file path=Object 17/content.xml><?xml version="1.0" encoding="utf-8"?>
<math xmlns="http://www.w3.org/1998/Math/MathML">
  <semantics>
    <mrow>
      <mi>x</mi>
      <mi mathvariant="normal">=</mi>
      <mfrac>
        <mn>1</mn>
        <mn>3</mn>
      </mfrac>
    </mrow>
    <annotation encoding="StarMath 5.0">x={1} over {3}</annotation>
  </semantics>
</math>
</file>

<file path=Object 18/content.xml><?xml version="1.0" encoding="utf-8"?>
<math xmlns="http://www.w3.org/1998/Math/MathML">
  <semantics>
    <mrow>
      <mrow>
        <mi>z</mi>
        <mi mathvariant="normal">=</mi>
        <mi>–</mi>
      </mrow>
      <mfrac>
        <mn>1</mn>
        <mn>3</mn>
      </mfrac>
    </mrow>
    <annotation encoding="StarMath 5.0">z=–{1} over {3}</annotation>
  </semantics>
</math>
</file>

<file path=Object 19/content.xml><?xml version="1.0" encoding="utf-8"?>
<math xmlns="http://www.w3.org/1998/Math/MathML">
  <semantics>
    <mrow>
      <mrow>
        <mi>y</mi>
        <mi mathvariant="normal">=</mi>
        <mi>–</mi>
      </mrow>
      <mi>x</mi>
      <mi>–</mi>
      <mrow>
        <mi>z</mi>
        <mi mathvariant="normal">=</mi>
        <mi>–</mi>
      </mrow>
      <mstyle color="green">
        <mrow>
          <mfrac>
            <mn>1</mn>
            <mn>3</mn>
          </mfrac>
        </mrow>
      </mstyle>
      <mi>–</mi>
      <mrow>
        <mstyle color="red">
          <mrow>
            <mfenced open="" close="">
              <mrow>
                <mi>–</mi>
                <mfrac>
                  <mn>1</mn>
                  <mn>3</mn>
                </mfrac>
              </mrow>
            </mfenced>
          </mrow>
        </mstyle>
        <mi mathvariant="normal">=</mi>
        <mn>0</mn>
      </mrow>
      <mi/>
      <mrow>
        <mi stretchy="false" mathvariant="normal">[</mi>
        <mn>3</mn>
        <mi stretchy="false" mathvariant="normal">]</mi>
      </mrow>
    </mrow>
    <annotation encoding="StarMath 5.0">y=–x–z=–color green {{1} over {3}}– color red left(–{1} over {3} right)={0} ~[3]</annotation>
  </semantics>
</math>
</file>

<file path=Object 2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 mathvariant="italic">ax</mi>
                <mo stretchy="false">+</mo>
                <mi mathvariant="italic">by</mi>
              </mrow>
              <mi mathvariant="normal">=</mi>
              <mi>c</mi>
            </mrow>
          </mtd>
        </mtr>
        <mtr>
          <mtd>
            <mrow>
              <mi>a</mi>
              <mi>'</mi>
              <mrow>
                <mi>x</mi>
                <mo stretchy="false">+</mo>
                <mi>b</mi>
              </mrow>
              <mi>'</mi>
              <mrow>
                <mi>y</mi>
                <mi mathvariant="normal">=</mi>
                <mi>c</mi>
              </mrow>
              <mi>'</mi>
            </mrow>
          </mtd>
        </mtr>
      </mtable>
    </mrow>
    <annotation encoding="StarMath 5.0">left lbrace stack{alignl  {ax+by=c} # {a'x+b'y=c' }} right none</annotation>
  </semantics>
</math>
</file>

<file path=Object 20/content.xml><?xml version="1.0" encoding="utf-8"?>
<math xmlns="http://www.w3.org/1998/Math/MathML">
  <semantics>
    <mfenced open="" close="">
      <mrow>
        <mfrac>
          <mn>1</mn>
          <mn>3</mn>
        </mfrac>
        <mstyle mathvariant="normal">
          <mrow>
            <mi mathvariant="normal">;</mi>
          </mrow>
        </mstyle>
        <mn>0</mn>
        <mstyle mathvariant="normal">
          <mrow>
            <mi mathvariant="normal">;</mi>
          </mrow>
        </mstyle>
        <mi>–</mi>
        <mfrac>
          <mn>1</mn>
          <mn>3</mn>
        </mfrac>
      </mrow>
    </mfenced>
    <annotation encoding="StarMath 5.0"> left({1} over {3} nitalic; {0} nitalic; –{1} over {3} right)</annotation>
  </semantics>
</math>
</file>

<file path=Object 21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row>
                  <mrow>
                    <mrow>
                      <mn>4</mn>
                      <mi mathvariant="normal">×</mi>
                      <mfenced open="" close="">
                        <mfrac>
                          <mn>1</mn>
                          <mn>3</mn>
                        </mfrac>
                      </mfenced>
                    </mrow>
                    <mo stretchy="false">+</mo>
                    <mrow>
                      <mn>2</mn>
                      <mi mathvariant="normal">×</mi>
                      <mn>0</mn>
                    </mrow>
                  </mrow>
                  <mo stretchy="false">+</mo>
                  <mfenced open="" close="">
                    <mrow>
                      <mi>–</mi>
                      <mfrac>
                        <mn>1</mn>
                        <mn>3</mn>
                      </mfrac>
                    </mrow>
                  </mfenced>
                </mrow>
                <mi mathvariant="normal">=</mi>
                <mn>1</mn>
              </mrow>
              <mi/>
            </mrow>
          </mtd>
        </mtr>
        <mtr>
          <mtd>
            <mrow>
              <mrow>
                <mn>4</mn>
                <mi mathvariant="normal">×</mi>
                <mfenced open="" close="">
                  <mfrac>
                    <mn>1</mn>
                    <mn>3</mn>
                  </mfrac>
                </mfenced>
              </mrow>
              <mi>–</mi>
              <mrow>
                <mrow>
                  <mrow>
                    <mn>2</mn>
                    <mi mathvariant="normal">×</mi>
                    <mn>0</mn>
                  </mrow>
                  <mo stretchy="false">+</mo>
                  <mfenced open="" close="">
                    <mrow>
                      <mi>–</mi>
                      <mfrac>
                        <mn>1</mn>
                        <mn>3</mn>
                      </mfrac>
                    </mrow>
                  </mfenced>
                </mrow>
                <mi mathvariant="normal">=</mi>
                <mn>1</mn>
              </mrow>
            </mrow>
          </mtd>
        </mtr>
        <mtr>
          <mtd>
            <mrow>
              <mrow>
                <mrow>
                  <mrow>
                    <mfrac>
                      <mn>1</mn>
                      <mn>3</mn>
                    </mfrac>
                    <mo stretchy="false">+</mo>
                    <mn>0</mn>
                  </mrow>
                  <mo stretchy="false">+</mo>
                  <mfenced open="" close="">
                    <mrow>
                      <mi>–</mi>
                      <mfrac>
                        <mn>1</mn>
                        <mn>3</mn>
                      </mfrac>
                    </mrow>
                  </mfenced>
                </mrow>
                <mi mathvariant="normal">=</mi>
                <mn>0</mn>
              </mrow>
              <mi/>
            </mrow>
          </mtd>
        </mtr>
      </mtable>
    </mrow>
    <annotation encoding="StarMath 5.0">left lbrace stack{{ alignl {4} times left({1} over {3} right)+2 times 0 +left(–{1} over {3} right)={1}`} # {alignl  {4} times left({1} over {3} right)–{2} times 0 +left(–{1} over {3} right)=1 } # alignl  {{{1} over {3}}+0+left(–{1} over {3} right)=0~}} right none</annotation>
  </semantics>
</math>
</file>

<file path=Object 22/content.xml><?xml version="1.0" encoding="utf-8"?>
<math xmlns="http://www.w3.org/1998/Math/MathML">
  <semantics>
    <mfenced open="" close="">
      <mrow>
        <mfrac>
          <mn>1</mn>
          <mn>3</mn>
        </mfrac>
        <mstyle mathvariant="normal">
          <mrow>
            <mi mathvariant="normal">;</mi>
          </mrow>
        </mstyle>
        <mn>0</mn>
        <mstyle mathvariant="normal">
          <mrow>
            <mi mathvariant="normal">;</mi>
          </mrow>
        </mstyle>
        <mi>–</mi>
        <mfrac>
          <mn>1</mn>
          <mn>3</mn>
        </mfrac>
      </mrow>
    </mfenced>
    <annotation encoding="StarMath 5.0"> left({1} over {3} nitalic; {0} nitalic; –{1} over {3} right)</annotation>
  </semantics>
</math>
</file>

<file path=Object 23/content.xml><?xml version="1.0" encoding="utf-8"?>
<math xmlns="http://www.w3.org/1998/Math/MathML">
  <semantics>
    <mrow>
      <mi>y</mi>
      <mi mathvariant="normal">=</mi>
      <mrow>
        <mi mathvariant="italic">mx</mi>
        <mo stretchy="false">+</mo>
        <mi>p</mi>
      </mrow>
    </mrow>
    <annotation encoding="StarMath 5.0">y=mx+p</annotation>
  </semantics>
</math>
</file>

<file path=Object 24/content.xml><?xml version="1.0" encoding="utf-8"?>
<math xmlns="http://www.w3.org/1998/Math/MathML">
  <semantics>
    <mrow>
      <mi>y</mi>
      <mi mathvariant="normal">=</mi>
      <mi>p</mi>
    </mrow>
    <annotation encoding="StarMath 5.0">y=p</annotation>
  </semantics>
</math>
</file>

<file path=Object 25/content.xml><?xml version="1.0" encoding="utf-8"?>
<math xmlns="http://www.w3.org/1998/Math/MathML">
  <semantics>
    <mrow>
      <mi>x</mi>
      <mi mathvariant="normal">=</mi>
      <mi>c</mi>
    </mrow>
    <annotation encoding="StarMath 5.0">x=c</annotation>
  </semantics>
</math>
</file>

<file path=Object 26/content.xml><?xml version="1.0" encoding="utf-8"?>
<math xmlns="http://www.w3.org/1998/Math/MathML">
  <semantics>
    <mrow>
      <mo stretchy="false">(</mo>
      <mrow>
        <mstyle mathvariant="italic">
          <mrow>
            <mi>O</mi>
          </mrow>
        </mstyle>
        <mstyle mathvariant="normal">
          <mrow>
            <mi mathvariant="normal">;</mi>
          </mrow>
        </mstyle>
        <mi/>
        <mover accent="true">
          <mstyle mathvariant="italic">
            <mrow>
              <mi>i</mi>
            </mrow>
          </mstyle>
          <mo stretchy="false">→</mo>
        </mover>
        <mstyle mathvariant="normal">
          <mrow>
            <mi mathvariant="normal">,</mi>
          </mrow>
        </mstyle>
        <mover accent="true">
          <mstyle mathvariant="italic">
            <mrow>
              <mi>j</mi>
            </mrow>
          </mstyle>
          <mo stretchy="false">→</mo>
        </mover>
      </mrow>
      <mo stretchy="false">)</mo>
    </mrow>
    <annotation encoding="StarMath 5.0">( italic O nitalic ; ` widevec { italic{i}} nitalic , widevec { italic{j}})</annotation>
  </semantics>
</math>
</file>

<file path=Object 27/content.xml><?xml version="1.0" encoding="utf-8"?>
<math xmlns="http://www.w3.org/1998/Math/MathML">
  <semantics>
    <mrow>
      <mi>y</mi>
      <mi mathvariant="normal">=</mi>
      <mrow>
        <mi mathvariant="italic">mx</mi>
        <mo stretchy="false">+</mo>
        <mi>p</mi>
      </mrow>
    </mrow>
    <annotation encoding="StarMath 5.0">y=mx+p</annotation>
  </semantics>
</math>
</file>

<file path=Object 28/content.xml><?xml version="1.0" encoding="utf-8"?>
<math xmlns="http://www.w3.org/1998/Math/MathML">
  <semantics>
    <mrow>
      <mi>y</mi>
      <mo stretchy="false">&lt;</mo>
      <mrow>
        <mi mathvariant="italic">mx</mi>
        <mo stretchy="false">+</mo>
        <mi>p</mi>
      </mrow>
    </mrow>
    <annotation encoding="StarMath 5.0">y&lt;mx+p</annotation>
  </semantics>
</math>
</file>

<file path=Object 29/content.xml><?xml version="1.0" encoding="utf-8"?>
<math xmlns="http://www.w3.org/1998/Math/MathML">
  <semantics>
    <mrow>
      <mi>y</mi>
      <mo stretchy="false">&gt;</mo>
      <mrow>
        <mi mathvariant="italic">mx</mi>
        <mo stretchy="false">+</mo>
        <mi>p</mi>
      </mrow>
    </mrow>
    <annotation encoding="StarMath 5.0">y&gt;mx+p</annotation>
  </semantics>
</math>
</file>

<file path=Object 3/content.xml><?xml version="1.0" encoding="utf-8"?>
<math xmlns="http://www.w3.org/1998/Math/MathML">
  <semantics>
    <mrow>
      <mo stretchy="false">(</mo>
      <mrow>
        <mstyle mathvariant="italic">
          <mrow>
            <mi>O</mi>
          </mrow>
        </mstyle>
        <mstyle mathvariant="normal">
          <mrow>
            <mi mathvariant="normal">;</mi>
          </mrow>
        </mstyle>
        <mi/>
        <mover accent="true">
          <mstyle mathvariant="italic">
            <mrow>
              <mi>i</mi>
            </mrow>
          </mstyle>
          <mo stretchy="false">→</mo>
        </mover>
        <mstyle mathvariant="normal">
          <mrow>
            <mi mathvariant="normal">,</mi>
          </mrow>
        </mstyle>
        <mover accent="true">
          <mstyle mathvariant="italic">
            <mrow>
              <mi>j</mi>
            </mrow>
          </mstyle>
          <mo stretchy="false">→</mo>
        </mover>
      </mrow>
      <mo stretchy="false">)</mo>
    </mrow>
    <annotation encoding="StarMath 5.0">( italic O nitalic ; ` widevec { italic{i}} nitalic , widevec { italic{j}})</annotation>
  </semantics>
</math>
</file>

<file path=Object 30/content.xml><?xml version="1.0" encoding="utf-8"?>
<math xmlns="http://www.w3.org/1998/Math/MathML">
  <semantics>
    <mrow>
      <mrow>
        <mi mathvariant="italic">ax</mi>
        <mo stretchy="false">+</mo>
        <mi mathvariant="italic">by</mi>
      </mrow>
      <mi mathvariant="normal">=</mi>
      <mi>c</mi>
    </mrow>
    <annotation encoding="StarMath 5.0">ax+by=c</annotation>
  </semantics>
</math>
</file>

<file path=Object 31/content.xml><?xml version="1.0" encoding="utf-8"?>
<math xmlns="http://www.w3.org/1998/Math/MathML">
  <semantics>
    <mrow>
      <mrow>
        <mi mathvariant="italic">ax</mi>
        <mo stretchy="false">+</mo>
        <mi mathvariant="italic">by</mi>
      </mrow>
      <mo stretchy="false">&gt;</mo>
      <mi>c</mi>
    </mrow>
    <annotation encoding="StarMath 5.0">ax+by&gt;c</annotation>
  </semantics>
</math>
</file>

<file path=Object 32/content.xml><?xml version="1.0" encoding="utf-8"?>
<math xmlns="http://www.w3.org/1998/Math/MathML">
  <semantics>
    <mrow>
      <mrow>
        <mi mathvariant="italic">ax</mi>
        <mo stretchy="false">+</mo>
        <mi mathvariant="italic">by</mi>
      </mrow>
      <mo stretchy="false">&lt;</mo>
      <mi>c</mi>
    </mrow>
    <annotation encoding="StarMath 5.0">ax+by&lt;c</annotation>
  </semantics>
</math>
</file>

<file path=Object 33/content.xml><?xml version="1.0" encoding="utf-8"?>
<math xmlns="http://www.w3.org/1998/Math/MathML">
  <semantics>
    <mrow>
      <mrow>
        <mi>y</mi>
        <mi mathvariant="normal">=</mi>
        <mfrac>
          <mn>3</mn>
          <mn>2</mn>
        </mfrac>
      </mrow>
      <mrow>
        <mi>x</mi>
        <mo stretchy="false">+</mo>
        <mn>1</mn>
      </mrow>
    </mrow>
    <annotation encoding="StarMath 5.0">y={3} over {2}x+{1}</annotation>
  </semantics>
</math>
</file>

<file path=Object 34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row>
                  <mi>x</mi>
                  <mi mathvariant="normal">−</mi>
                  <mn>3</mn>
                </mrow>
                <mo stretchy="false">&gt;</mo>
                <mn>0</mn>
              </mrow>
              <mi/>
            </mrow>
          </mtd>
        </mtr>
        <mtr>
          <mtd>
            <mrow>
              <mn>2</mn>
              <mrow>
                <mi>x</mi>
                <mo stretchy="false">+</mo>
                <mn>3</mn>
              </mrow>
              <mrow>
                <mi>y</mi>
                <mo stretchy="false">≤</mo>
                <mn>27</mn>
              </mrow>
              <mi/>
            </mrow>
          </mtd>
        </mtr>
        <mtr>
          <mtd>
            <mrow>
              <mrow>
                <mi>x</mi>
                <mi mathvariant="normal">−</mi>
                <mn>4</mn>
              </mrow>
              <mrow>
                <mi>y</mi>
                <mo stretchy="false">≤</mo>
                <mn>0</mn>
              </mrow>
              <mi/>
            </mrow>
          </mtd>
        </mtr>
      </mtable>
    </mrow>
    <annotation encoding="StarMath 5.0">left lbrace stack{{ alignl x-3&gt;0```} # {alignl  {2}x+{3}y leslant 27 `} # alignl  {x-{4}y leslant 0~~~`` }} right none</annotation>
  </semantics>
</math>
</file>

<file path=Object 35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row>
                  <mi>x</mi>
                  <mi mathvariant="normal">−</mi>
                  <mn>3</mn>
                </mrow>
                <mo stretchy="false">&gt;</mo>
                <mn>0</mn>
              </mrow>
              <mi/>
            </mrow>
          </mtd>
        </mtr>
        <mtr>
          <mtd>
            <mrow>
              <mn>2</mn>
              <mrow>
                <mi>x</mi>
                <mo stretchy="false">+</mo>
                <mn>3</mn>
              </mrow>
              <mrow>
                <mi>y</mi>
                <mo stretchy="false">≤</mo>
                <mn>27</mn>
              </mrow>
              <mi/>
            </mrow>
          </mtd>
        </mtr>
        <mtr>
          <mtd>
            <mrow>
              <mrow>
                <mi>x</mi>
                <mi mathvariant="normal">−</mi>
                <mn>4</mn>
              </mrow>
              <mrow>
                <mi>y</mi>
                <mo stretchy="false">≤</mo>
                <mn>0</mn>
              </mrow>
              <mi/>
            </mrow>
          </mtd>
        </mtr>
      </mtable>
    </mrow>
    <annotation encoding="StarMath 5.0">left lbrace stack{{ alignl x-3&gt;0```} # {alignl  {2}x+{3}y leslant 27 `} # alignl  {x-{4}y leslant 0~~~`` }} right none</annotation>
  </semantics>
</math>
</file>

<file path=Object 36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>x</mi>
                <mo stretchy="false">&gt;</mo>
                <mn>3</mn>
              </mrow>
              <mi/>
            </mrow>
          </mtd>
        </mtr>
        <mtr>
          <mtd>
            <mrow>
              <mrow>
                <mi>y</mi>
                <mo stretchy="false">≤</mo>
                <mrow>
                  <mi mathvariant="normal">−</mi>
                  <mfrac>
                    <mn>2</mn>
                    <mn>3</mn>
                  </mfrac>
                </mrow>
              </mrow>
              <mrow>
                <mi>x</mi>
                <mo stretchy="false">+</mo>
                <mn>9</mn>
              </mrow>
              <mi/>
            </mrow>
          </mtd>
        </mtr>
        <mtr>
          <mtd>
            <mrow>
              <mrow>
                <mi>y</mi>
                <mo stretchy="false">≥</mo>
                <mfrac>
                  <mn>1</mn>
                  <mn>4</mn>
                </mfrac>
              </mrow>
              <mi>x</mi>
              <mi/>
            </mrow>
          </mtd>
        </mtr>
      </mtable>
    </mrow>
    <annotation encoding="StarMath 5.0">left lbrace stack{{ alignl x&gt;3```} # {alignl  y leslant - {2 over 3}x+9 `} # alignl  {y geslant {1 over 4}x~~~`` }} right none</annotation>
  </semantics>
</math>
</file>

<file path=Object 37/content.xml><?xml version="1.0" encoding="utf-8"?>
<math xmlns="http://www.w3.org/1998/Math/MathML">
  <semantics>
    <mrow>
      <mn>3</mn>
      <mi>x</mi>
      <mi>–</mi>
      <mn>2</mn>
      <mrow>
        <mrow>
          <mi>y</mi>
          <mo stretchy="false">+</mo>
          <mn>2</mn>
        </mrow>
        <mo stretchy="false">≤</mo>
        <mn>0</mn>
      </mrow>
    </mrow>
    <annotation encoding="StarMath 5.0">{3}x–{2}y+{2} leslant {0}</annotation>
  </semantics>
</math>
</file>

<file path=Object 38/content.xml><?xml version="1.0" encoding="utf-8"?>
<math xmlns="http://www.w3.org/1998/Math/MathML">
  <semantics>
    <mrow>
      <mrow>
        <mrow>
          <mi>y</mi>
          <mi mathvariant="normal">=</mi>
          <mrow>
            <mrow>
              <mrow>
                <mn>3</mn>
                <mi mathvariant="normal">×</mi>
                <mstyle color="green">
                  <mrow>
                    <mn>1</mn>
                  </mrow>
                </mstyle>
              </mrow>
              <mo stretchy="false">+</mo>
              <mrow>
                <mn>3</mn>
                <mi mathvariant="normal">×</mi>
                <mstyle color="red">
                  <mrow>
                    <mn>2</mn>
                  </mrow>
                </mstyle>
              </mrow>
            </mrow>
            <mi mathvariant="normal">−</mi>
            <mn>10</mn>
          </mrow>
        </mrow>
        <mi mathvariant="normal">=</mi>
        <mrow>
          <mi mathvariant="normal">−</mi>
          <mn>1</mn>
        </mrow>
      </mrow>
      <mi/>
      <mi mathvariant="normal">[</mi>
      <mi>E</mi>
      <mn>1</mn>
      <mi mathvariant="normal">]</mi>
    </mrow>
    <annotation encoding="StarMath 5.0">y=3 times color green 1 +3 times color red 2 -{10}=-1`\[E{1}\]</annotation>
  </semantics>
</math>
</file>

<file path=Object 39/content.xml><?xml version="1.0" encoding="utf-8"?>
<math xmlns="http://www.w3.org/1998/Math/MathML">
  <semantics>
    <mrow>
      <mn>3</mn>
      <mi>x</mi>
      <mi>–</mi>
      <mn>2</mn>
      <mrow>
        <mrow>
          <mi>y</mi>
          <mo stretchy="false">+</mo>
          <mn>2</mn>
        </mrow>
        <mo stretchy="false">≤</mo>
        <mn>0</mn>
      </mrow>
    </mrow>
    <annotation encoding="StarMath 5.0">{3}x–{2}y+{2} leslant {0}</annotation>
  </semantics>
</math>
</file>

<file path=Object 4/content.xml><?xml version="1.0" encoding="utf-8"?>
<math xmlns="http://www.w3.org/1998/Math/MathML">
  <semantics>
    <mfenced open="" close="">
      <mrow>
        <mfrac>
          <mi>a</mi>
          <mi>b</mi>
        </mfrac>
        <mi mathvariant="normal">=</mi>
        <mfrac>
          <mrow>
            <mi>a</mi>
            <mi>'</mi>
          </mrow>
          <mrow>
            <mi>b</mi>
            <mi>'</mi>
          </mrow>
        </mfrac>
      </mrow>
    </mfenced>
    <annotation encoding="StarMath 5.0"> left(a over b={a'} over {b'} right)</annotation>
  </semantics>
</math>
</file>

<file path=Object 40/content.xml><?xml version="1.0" encoding="utf-8"?>
<math xmlns="http://www.w3.org/1998/Math/MathML">
  <semantics>
    <mrow>
      <mi>–</mi>
      <mn>2</mn>
      <mrow>
        <mi>y</mi>
        <mo stretchy="false">≤</mo>
        <mi>–</mi>
      </mrow>
      <mn>3</mn>
      <mi>x</mi>
      <mi>–</mi>
      <mn>2</mn>
    </mrow>
    <annotation encoding="StarMath 5.0">–{2}y leslant –{3}x–{2}</annotation>
  </semantics>
</math>
</file>

<file path=Object 41/content.xml><?xml version="1.0" encoding="utf-8"?>
<math xmlns="http://www.w3.org/1998/Math/MathML">
  <semantics>
    <mrow>
      <mn>2</mn>
      <mrow>
        <mi>y</mi>
        <mo stretchy="false">≥</mo>
        <mn>3</mn>
      </mrow>
      <mrow>
        <mi>x</mi>
        <mo stretchy="false">+</mo>
        <mn>2</mn>
      </mrow>
    </mrow>
    <annotation encoding="StarMath 5.0">{2}y geslant {3}x+{2}</annotation>
  </semantics>
</math>
</file>

<file path=Object 42/content.xml><?xml version="1.0" encoding="utf-8"?>
<math xmlns="http://www.w3.org/1998/Math/MathML">
  <semantics>
    <mrow>
      <mrow>
        <mi>y</mi>
        <mo stretchy="false">≥</mo>
        <mfrac>
          <mn>3</mn>
          <mn>2</mn>
        </mfrac>
      </mrow>
      <mrow>
        <mi>x</mi>
        <mo stretchy="false">+</mo>
        <mn>1</mn>
      </mrow>
    </mrow>
    <annotation encoding="StarMath 5.0">y geslant {3} over {2}x+{1}</annotation>
  </semantics>
</math>
</file>

<file path=Object 43/content.xml><?xml version="1.0" encoding="utf-8"?>
<math xmlns="http://www.w3.org/1998/Math/MathML">
  <semantics>
    <mrow>
      <mi stretchy="true" mathvariant="normal">{</mi>
      <mtable>
        <mtr>
          <mtd>
            <mrow>
              <mn>3</mn>
              <mrow>
                <mrow>
                  <mi>x</mi>
                  <mo stretchy="false">+</mo>
                  <mi>y</mi>
                </mrow>
                <mo stretchy="false">+</mo>
                <mn>2</mn>
              </mrow>
              <mrow>
                <mi>z</mi>
                <mi mathvariant="normal">=</mi>
                <mn>1</mn>
              </mrow>
              <mi/>
              <mi mathvariant="normal">[</mi>
              <mn>1</mn>
              <mi mathvariant="normal">]</mi>
            </mrow>
          </mtd>
        </mtr>
        <mtr>
          <mtd>
            <mrow>
              <mn>10</mn>
              <mrow>
                <mi>y</mi>
                <mi mathvariant="normal">−</mi>
                <mn>13</mn>
              </mrow>
              <mrow>
                <mi>z</mi>
                <mi mathvariant="normal">=</mi>
                <mn>7</mn>
              </mrow>
              <mi/>
              <mi mathvariant="normal">[</mi>
              <mrow>
                <mn>2</mn>
                <mi>'</mi>
              </mrow>
              <mrow>
                <mi mathvariant="normal">]</mi>
                <mi mathvariant="normal">=</mi>
                <mn>3</mn>
              </mrow>
              <mrow>
                <mrow>
                  <mi stretchy="false" mathvariant="normal">[</mi>
                  <mn>2</mn>
                  <mi stretchy="false" mathvariant="normal">]</mi>
                </mrow>
                <mo stretchy="false">+</mo>
                <mrow>
                  <mi stretchy="false" mathvariant="normal">[</mi>
                  <mn>1</mn>
                  <mi stretchy="false" mathvariant="normal">]</mi>
                </mrow>
              </mrow>
            </mrow>
          </mtd>
        </mtr>
        <mtr>
          <mtd>
            <mrow>
              <mrow>
                <mi mathvariant="normal">−</mi>
                <mn>5</mn>
              </mrow>
              <mrow>
                <mi>y</mi>
                <mo stretchy="false">+</mo>
                <mn>5</mn>
              </mrow>
              <mrow>
                <mi>z</mi>
                <mi mathvariant="normal">=</mi>
                <mrow>
                  <mi mathvariant="normal">−</mi>
                  <mn>5</mn>
                </mrow>
              </mrow>
              <mi/>
              <mi mathvariant="normal">[</mi>
              <mrow>
                <mn>3</mn>
                <mi>'</mi>
              </mrow>
              <mrow>
                <mi mathvariant="normal">]</mi>
                <mi mathvariant="normal">=</mi>
                <mn>3</mn>
              </mrow>
              <mrow>
                <mrow>
                  <mi stretchy="false" mathvariant="normal">[</mi>
                  <mn>3</mn>
                  <mi stretchy="false" mathvariant="normal">]</mi>
                </mrow>
                <mi mathvariant="normal">−</mi>
                <mn>2</mn>
              </mrow>
              <mrow>
                <mi stretchy="false" mathvariant="normal">[</mi>
                <mn>1</mn>
                <mi stretchy="false" mathvariant="normal">]</mi>
              </mrow>
            </mrow>
          </mtd>
        </mtr>
      </mtable>
    </mrow>
    <annotation encoding="StarMath 5.0">left lbrace stack{{ alignl {3}x+y+{2}z={1}``~~\[{1}\]} # {alignl  {10}y-{13}z=7 ~~``````\ [{2'}\]=3[2]+[1]} # alignl  {{-5}y+{5}z=-5```~```\[{3'}\]=3[3]-2[1] }} right none</annotation>
  </semantics>
</math>
</file>

<file path=Object 44/content.xml><?xml version="1.0" encoding="utf-8"?>
<math xmlns="http://www.w3.org/1998/Math/MathML">
  <semantics>
    <mrow>
      <mi stretchy="true" mathvariant="normal">{</mi>
      <mtable>
        <mtr>
          <mtd>
            <mrow>
              <mi>à</mi>
              <mi/>
              <mi mathvariant="italic">droite</mi>
              <mi/>
              <mi mathvariant="italic">de</mi>
              <mi/>
              <msub>
                <mi>d</mi>
                <mn>1</mn>
              </msub>
              <mi/>
            </mrow>
          </mtd>
        </mtr>
        <mtr>
          <mtd>
            <mrow>
              <mi mathvariant="italic">en</mi>
              <mi mathvariant="italic">dessous</mi>
              <mi/>
              <mi mathvariant="italic">ou</mi>
              <mi/>
              <mi mathvariant="italic">sur</mi>
              <mi/>
              <msub>
                <mi>d</mi>
                <mn>2</mn>
              </msub>
              <mi/>
            </mrow>
          </mtd>
        </mtr>
        <mtr>
          <mtd>
            <mrow>
              <mi mathvariant="italic">au</mi>
              <mi mathvariant="italic">dessus</mi>
              <mi/>
              <mi mathvariant="italic">ou</mi>
              <mi/>
              <mi mathvariant="italic">sur</mi>
              <mi/>
              <msub>
                <mi>d</mi>
                <mn>3</mn>
              </msub>
            </mrow>
          </mtd>
        </mtr>
      </mtable>
    </mrow>
    <annotation encoding="StarMath 5.0">left lbrace stack{{ alignl à `droite` de `d_1```} # {alignl  en dessous `ou` sur `d_2  `} # alignl  au dessus` ou `sur` d_3 } right none</annotation>
  </semantics>
</math>
</file>

<file path=Object 45/content.xml><?xml version="1.0" encoding="utf-8"?>
<math xmlns="http://www.w3.org/1998/Math/MathML">
  <semantics>
    <mrow>
      <mrow>
        <mi>y</mi>
        <mi mathvariant="normal">=</mi>
        <mfrac>
          <mn>1</mn>
          <mn>4</mn>
        </mfrac>
      </mrow>
      <mi>x</mi>
    </mrow>
    <annotation encoding="StarMath 5.0">y={1} over {4}x</annotation>
  </semantics>
</math>
</file>

<file path=Object 46/content.xml><?xml version="1.0" encoding="utf-8"?>
<math xmlns="http://www.w3.org/1998/Math/MathML">
  <semantics>
    <mrow>
      <mi>x</mi>
      <mi mathvariant="normal">=</mi>
      <mn>3</mn>
    </mrow>
    <annotation encoding="StarMath 5.0">x={3}</annotation>
  </semantics>
</math>
</file>

<file path=Object 47/content.xml><?xml version="1.0" encoding="utf-8"?>
<math xmlns="http://www.w3.org/1998/Math/MathML">
  <semantics>
    <mrow>
      <mrow>
        <mi>y</mi>
        <mi mathvariant="normal">=</mi>
        <mi>–</mi>
      </mrow>
      <mfrac>
        <mn>2</mn>
        <mn>3</mn>
      </mfrac>
      <mrow>
        <mi>x</mi>
        <mo stretchy="false">+</mo>
        <mn>9</mn>
      </mrow>
    </mrow>
    <annotation encoding="StarMath 5.0">y=–{2} over {3}x+{9}</annotation>
  </semantics>
</math>
</file>

<file path=Object 48/content.xml><?xml version="1.0" encoding="utf-8"?>
<math xmlns="http://www.w3.org/1998/Math/MathML">
  <semantics>
    <mrow>
      <mi stretchy="true" mathvariant="normal">{</mi>
      <mtable>
        <mtr>
          <mtd>
            <mrow>
              <mn>3</mn>
              <mrow>
                <mrow>
                  <mi>x</mi>
                  <mo stretchy="false">+</mo>
                  <mi>y</mi>
                </mrow>
                <mo stretchy="false">+</mo>
                <mn>2</mn>
              </mrow>
              <mrow>
                <mi>z</mi>
                <mi mathvariant="normal">=</mi>
                <mn>1</mn>
              </mrow>
              <mi/>
              <mi mathvariant="normal">[</mi>
              <mn>1</mn>
              <mi mathvariant="normal">]</mi>
            </mrow>
          </mtd>
        </mtr>
        <mtr>
          <mtd>
            <mrow>
              <mn>10</mn>
              <mrow>
                <mi>y</mi>
                <mi mathvariant="normal">−</mi>
                <mn>13</mn>
              </mrow>
              <mrow>
                <mi>z</mi>
                <mi mathvariant="normal">=</mi>
                <mn>7</mn>
              </mrow>
              <mi/>
              <mi mathvariant="normal">[</mi>
              <mrow>
                <mn>2</mn>
                <mi>'</mi>
              </mrow>
              <mi mathvariant="normal">]</mi>
            </mrow>
          </mtd>
        </mtr>
        <mtr>
          <mtd>
            <mrow>
              <mrow>
                <mi mathvariant="normal">−</mi>
                <mn>3</mn>
              </mrow>
              <mrow>
                <mi>z</mi>
                <mi mathvariant="normal">=</mi>
                <mrow>
                  <mi mathvariant="normal">−</mi>
                  <mn>3</mn>
                </mrow>
              </mrow>
              <mi/>
              <mi mathvariant="normal">[</mi>
              <mrow>
                <mn>3</mn>
                <mi>'</mi>
                <mi>'</mi>
              </mrow>
              <mrow>
                <mi mathvariant="normal">]</mi>
                <mi mathvariant="normal">=</mi>
                <mn>2</mn>
              </mrow>
              <mrow>
                <mrow>
                  <mi stretchy="false" mathvariant="normal">[</mi>
                  <mrow>
                    <mn>3</mn>
                    <mi>'</mi>
                  </mrow>
                  <mi stretchy="false" mathvariant="normal">]</mi>
                </mrow>
                <mo stretchy="false">+</mo>
                <mrow>
                  <mi stretchy="false" mathvariant="normal">[</mi>
                  <mrow>
                    <mn>2</mn>
                    <mi>'</mi>
                  </mrow>
                  <mi stretchy="false" mathvariant="normal">]</mi>
                </mrow>
              </mrow>
            </mrow>
          </mtd>
        </mtr>
      </mtable>
    </mrow>
    <annotation encoding="StarMath 5.0">left lbrace stack{{ alignl {3}x+y+{2}z={1}``~~\[{1}\]} # {alignl  {10}y-{13}z=7 ~~``````\ [{2'}\]} # alignl  {{-3}z=-3```~~~~~~```\[{3''}\]=2[3']+[2'] }} right none</annotation>
  </semantics>
</math>
</file>

<file path=Object 49/content.xml><?xml version="1.0" encoding="utf-8"?>
<math xmlns="http://www.w3.org/1998/Math/MathML">
  <semantics>
    <mrow>
      <mi stretchy="true" mathvariant="normal">{</mi>
      <mtable>
        <mtr>
          <mtd>
            <mrow>
              <mn>3</mn>
              <mrow>
                <mrow>
                  <mi>x</mi>
                  <mo stretchy="false">+</mo>
                  <mi>y</mi>
                </mrow>
                <mo stretchy="false">+</mo>
                <mn>2</mn>
              </mrow>
              <mrow>
                <mi>z</mi>
                <mi mathvariant="normal">=</mi>
                <mn>1</mn>
              </mrow>
              <mi/>
              <mi mathvariant="normal">[</mi>
              <mn>1</mn>
              <mi mathvariant="normal">]</mi>
            </mrow>
          </mtd>
        </mtr>
        <mtr>
          <mtd>
            <mrow>
              <mn>10</mn>
              <mrow>
                <mi>y</mi>
                <mi mathvariant="normal">−</mi>
                <mn>13</mn>
              </mrow>
              <mrow>
                <mi>z</mi>
                <mi mathvariant="normal">=</mi>
                <mn>7</mn>
              </mrow>
              <mi/>
              <mi mathvariant="normal">[</mi>
              <mrow>
                <mn>2</mn>
                <mi>'</mi>
              </mrow>
              <mi mathvariant="normal">]</mi>
            </mrow>
          </mtd>
        </mtr>
        <mtr>
          <mtd>
            <mrow>
              <mrow>
                <mi>z</mi>
                <mi mathvariant="normal">=</mi>
                <mn>1</mn>
              </mrow>
              <mi/>
              <mi mathvariant="normal">[</mi>
              <mrow>
                <mn>3</mn>
                <mi>'</mi>
                <mi>'</mi>
              </mrow>
              <mi mathvariant="normal">]</mi>
            </mrow>
          </mtd>
        </mtr>
      </mtable>
    </mrow>
    <annotation encoding="StarMath 5.0">left lbrace stack{{ alignl {3}x+y+{2}z={1}``~~\[{1}\]} # {alignl  {10}y-{13}z=7 ~~``````\ [{2'}\]} # alignl  {z=1```~~~~~~~~~~`~```\[{3''}\]}} right none</annotation>
  </semantics>
</math>
</file>

<file path=Object 5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row>
                  <mi mathvariant="italic">ax</mi>
                  <mo stretchy="false">+</mo>
                  <mi mathvariant="italic">by</mi>
                </mrow>
                <mo stretchy="false">+</mo>
                <mi mathvariant="italic">cz</mi>
              </mrow>
              <mi mathvariant="normal">=</mi>
              <mi>d</mi>
            </mrow>
          </mtd>
        </mtr>
        <mtr>
          <mtd>
            <mrow>
              <mi>a</mi>
              <mi>'</mi>
              <mrow>
                <mi>x</mi>
                <mo stretchy="false">+</mo>
                <mi>b</mi>
              </mrow>
              <mi>'</mi>
              <mrow>
                <mi>y</mi>
                <mo stretchy="false">+</mo>
                <mi>c</mi>
              </mrow>
              <mi>'</mi>
              <mrow>
                <mi>z</mi>
                <mi mathvariant="normal">=</mi>
                <mi>d</mi>
              </mrow>
              <mi>'</mi>
            </mrow>
          </mtd>
        </mtr>
        <mtr>
          <mtd>
            <mrow>
              <mi>a</mi>
              <mi>'</mi>
              <mi>'</mi>
              <mrow>
                <mi>x</mi>
                <mo stretchy="false">+</mo>
                <mi>b</mi>
              </mrow>
              <mi>'</mi>
              <mi>'</mi>
              <mrow>
                <mi>y</mi>
                <mo stretchy="false">+</mo>
                <mi>c</mi>
              </mrow>
              <mi>'</mi>
              <mi>'</mi>
              <mrow>
                <mi>z</mi>
                <mi mathvariant="normal">=</mi>
                <mi>d</mi>
              </mrow>
              <mi>'</mi>
              <mi>'</mi>
            </mrow>
          </mtd>
        </mtr>
      </mtable>
    </mrow>
    <annotation encoding="StarMath 5.0">left lbrace stack{alignl  { 	ax+by+cz=d} # alignl  {a'x+b'y+c'z=d'} #alignl   {a''x+b''y+c''z=d'' }} right none</annotation>
  </semantics>
</math>
</file>

<file path=Object 50/content.xml><?xml version="1.0" encoding="utf-8"?>
<math xmlns="http://www.w3.org/1998/Math/MathML">
  <semantics>
    <mrow>
      <mi stretchy="true" mathvariant="normal">{</mi>
      <mtable>
        <mtr>
          <mtd>
            <mrow>
              <mn>3</mn>
              <mrow>
                <mrow>
                  <mrow>
                    <mi>x</mi>
                    <mo stretchy="false">+</mo>
                    <mi>y</mi>
                  </mrow>
                  <mo stretchy="false">+</mo>
                  <mrow>
                    <mn>2</mn>
                    <mi mathvariant="normal">×</mi>
                    <mn>1</mn>
                  </mrow>
                </mrow>
                <mi mathvariant="normal">=</mi>
                <mn>1</mn>
              </mrow>
              <mi/>
              <mi mathvariant="normal">[</mi>
              <mn>1</mn>
              <mi mathvariant="normal">]</mi>
            </mrow>
          </mtd>
        </mtr>
        <mtr>
          <mtd>
            <mrow>
              <mn>10</mn>
              <mrow>
                <mrow>
                  <mi>y</mi>
                  <mi mathvariant="normal">−</mi>
                  <mrow>
                    <mn>13</mn>
                    <mi mathvariant="normal">×</mi>
                    <mn>1</mn>
                  </mrow>
                </mrow>
                <mi mathvariant="normal">=</mi>
                <mn>7</mn>
              </mrow>
              <mi/>
              <mi mathvariant="normal">[</mi>
              <mrow>
                <mn>2</mn>
                <mi>'</mi>
              </mrow>
              <mi mathvariant="normal">]</mi>
            </mrow>
          </mtd>
        </mtr>
        <mtr>
          <mtd>
            <mrow>
              <mrow>
                <mi>z</mi>
                <mi mathvariant="normal">=</mi>
                <mn>1</mn>
              </mrow>
              <mi/>
              <mi mathvariant="normal">[</mi>
              <mrow>
                <mn>3</mn>
                <mi>'</mi>
                <mi>'</mi>
              </mrow>
              <mi mathvariant="normal">]</mi>
            </mrow>
          </mtd>
        </mtr>
      </mtable>
    </mrow>
    <annotation encoding="StarMath 5.0">left lbrace stack{{ alignl {3}x+y+{2}times 1={1}``~~\[{1}\]} # {alignl  {10}y-{13} times 1=7 ~~``````\ [{2'}\]} # alignl  {z=1```~~~~~~~~~~~````~```\[{3''}\]}} right none</annotation>
  </semantics>
</math>
</file>

<file path=Object 51/content.xml><?xml version="1.0" encoding="utf-8"?>
<math xmlns="http://www.w3.org/1998/Math/MathML">
  <semantics>
    <mrow>
      <mi stretchy="true" mathvariant="normal">{</mi>
      <mtable>
        <mtr>
          <mtd>
            <mrow>
              <mn>3</mn>
              <mrow>
                <mrow>
                  <mi>x</mi>
                  <mo stretchy="false">+</mo>
                  <mi>y</mi>
                </mrow>
                <mi mathvariant="normal">=</mi>
                <mrow>
                  <mi mathvariant="normal">−</mi>
                  <mn>1</mn>
                </mrow>
              </mrow>
              <mi/>
              <mi mathvariant="normal">[</mi>
              <mn>1</mn>
              <mi mathvariant="normal">]</mi>
            </mrow>
          </mtd>
        </mtr>
        <mtr>
          <mtd>
            <mrow>
              <mrow>
                <mi>y</mi>
                <mi mathvariant="normal">=</mi>
                <mn>2</mn>
              </mrow>
              <mi/>
              <mi mathvariant="normal">[</mi>
              <mrow>
                <mn>2</mn>
                <mi>'</mi>
              </mrow>
              <mi mathvariant="normal">]</mi>
            </mrow>
          </mtd>
        </mtr>
        <mtr>
          <mtd>
            <mrow>
              <mrow>
                <mi>z</mi>
                <mi mathvariant="normal">=</mi>
                <mn>1</mn>
              </mrow>
              <mi/>
              <mi mathvariant="normal">[</mi>
              <mrow>
                <mn>3</mn>
                <mi>'</mi>
                <mi>'</mi>
              </mrow>
              <mi mathvariant="normal">]</mi>
            </mrow>
          </mtd>
        </mtr>
      </mtable>
    </mrow>
    <annotation encoding="StarMath 5.0">left lbrace stack{{ alignl {3}x+y={-1}``~\[{1}\]} # {alignl  y=2 ~~~~~~~``````\ [{2'}\]} # alignl  {z=1```~~~~~~`~```\[{3''}\]}} right none</annotation>
  </semantics>
</math>
</file>

<file path=Object 52/content.xml><?xml version="1.0" encoding="utf-8"?>
<math xmlns="http://www.w3.org/1998/Math/MathML">
  <semantics>
    <mrow>
      <mi stretchy="true" mathvariant="normal">{</mi>
      <mtable>
        <mtr>
          <mtd>
            <mrow>
              <mn>3</mn>
              <mrow>
                <mrow>
                  <mi>x</mi>
                  <mo stretchy="false">+</mo>
                  <mn>2</mn>
                </mrow>
                <mi mathvariant="normal">=</mi>
                <mrow>
                  <mi mathvariant="normal">−</mi>
                  <mn>1</mn>
                </mrow>
              </mrow>
              <mi/>
              <mi mathvariant="normal">[</mi>
              <mn>1</mn>
              <mi mathvariant="normal">]</mi>
            </mrow>
          </mtd>
        </mtr>
        <mtr>
          <mtd>
            <mrow>
              <mrow>
                <mi>y</mi>
                <mi mathvariant="normal">=</mi>
                <mn>2</mn>
              </mrow>
              <mi/>
              <mi mathvariant="normal">[</mi>
              <mrow>
                <mn>2</mn>
                <mi>'</mi>
              </mrow>
              <mi mathvariant="normal">]</mi>
            </mrow>
          </mtd>
        </mtr>
        <mtr>
          <mtd>
            <mrow>
              <mrow>
                <mi>z</mi>
                <mi mathvariant="normal">=</mi>
                <mn>1</mn>
              </mrow>
              <mi/>
              <mi mathvariant="normal">[</mi>
              <mrow>
                <mn>3</mn>
                <mi>'</mi>
                <mi>'</mi>
              </mrow>
              <mi mathvariant="normal">]</mi>
            </mrow>
          </mtd>
        </mtr>
      </mtable>
    </mrow>
    <annotation encoding="StarMath 5.0">left lbrace stack{{ alignl {3}x+{2}={-1}```~\[{1}\]} # {alignl  y=2 ~~~~~~~``````\ [{2'}\]} # alignl  {z=1```~~~~~~`~```\[{3''}\]}} right none</annotation>
  </semantics>
</math>
</file>

<file path=Object 53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>x</mi>
                <mi mathvariant="normal">=</mi>
                <mrow>
                  <mi mathvariant="normal">−</mi>
                  <mn>1</mn>
                </mrow>
              </mrow>
              <mi/>
              <mi mathvariant="normal">[</mi>
              <mn>1</mn>
              <mi mathvariant="normal">]</mi>
            </mrow>
          </mtd>
        </mtr>
        <mtr>
          <mtd>
            <mrow>
              <mrow>
                <mi>y</mi>
                <mi mathvariant="normal">=</mi>
                <mn>2</mn>
              </mrow>
              <mi/>
              <mi mathvariant="normal">[</mi>
              <mrow>
                <mn>2</mn>
                <mi>'</mi>
              </mrow>
              <mi mathvariant="normal">]</mi>
            </mrow>
          </mtd>
        </mtr>
        <mtr>
          <mtd>
            <mrow>
              <mrow>
                <mi>z</mi>
                <mi mathvariant="normal">=</mi>
                <mn>1</mn>
              </mrow>
              <mi/>
              <mi mathvariant="normal">[</mi>
              <mrow>
                <mn>3</mn>
                <mi>'</mi>
                <mi>'</mi>
              </mrow>
              <mi mathvariant="normal">]</mi>
            </mrow>
          </mtd>
        </mtr>
      </mtable>
    </mrow>
    <annotation encoding="StarMath 5.0">left lbrace stack{{ alignl x={-1}```~\[{1}\]} # {alignl  y=2 ````~`````\ [{2'}\]} # alignl  {z=1~```~```\[{3''}\]}} right none</annotation>
  </semantics>
</math>
</file>

<file path=Object 54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row>
                  <mrow>
                    <mn>3</mn>
                    <mi mathvariant="normal">×</mi>
                    <mrow>
                      <mo stretchy="false">(</mo>
                      <mrow>
                        <mi mathvariant="normal">−</mi>
                        <mn>1</mn>
                      </mrow>
                      <mo stretchy="false">)</mo>
                    </mrow>
                  </mrow>
                  <mo stretchy="false">+</mo>
                  <mn>2</mn>
                </mrow>
                <mo stretchy="false">+</mo>
                <mrow>
                  <mn>2</mn>
                  <mi mathvariant="normal">×</mi>
                  <mn>1</mn>
                </mrow>
              </mrow>
              <mi mathvariant="normal">=</mi>
              <mn>1</mn>
            </mrow>
          </mtd>
        </mtr>
        <mtr>
          <mtd>
            <mrow>
              <mrow>
                <mrow>
                  <mrow>
                    <mi mathvariant="normal">−</mi>
                    <mrow>
                      <mo stretchy="false">(</mo>
                      <mrow>
                        <mi mathvariant="normal">−</mi>
                        <mn>1</mn>
                      </mrow>
                      <mo stretchy="false">)</mo>
                    </mrow>
                  </mrow>
                  <mo stretchy="false">+</mo>
                  <mrow>
                    <mn>3</mn>
                    <mi mathvariant="normal">×</mi>
                    <mn>2</mn>
                  </mrow>
                </mrow>
                <mi mathvariant="normal">−</mi>
                <mrow>
                  <mn>5</mn>
                  <mi mathvariant="normal">×</mi>
                  <mn>1</mn>
                </mrow>
              </mrow>
              <mi mathvariant="normal">=</mi>
              <mn>2</mn>
            </mrow>
          </mtd>
        </mtr>
        <mtr>
          <mtd>
            <mrow>
              <mrow>
                <mrow>
                  <mrow>
                    <mn>2</mn>
                    <mi mathvariant="normal">×</mi>
                    <mrow>
                      <mo stretchy="false">(</mo>
                      <mrow>
                        <mi mathvariant="normal">−</mi>
                        <mn>1</mn>
                      </mrow>
                      <mo stretchy="false">)</mo>
                    </mrow>
                  </mrow>
                  <mi mathvariant="normal">−</mi>
                  <mn>2</mn>
                </mrow>
                <mo stretchy="false">+</mo>
                <mrow>
                  <mn>3</mn>
                  <mi mathvariant="normal">×</mi>
                  <mn>1</mn>
                </mrow>
              </mrow>
              <mi mathvariant="normal">=</mi>
              <mrow>
                <mi mathvariant="normal">−</mi>
                <mn>1</mn>
              </mrow>
            </mrow>
          </mtd>
        </mtr>
      </mtable>
    </mrow>
    <annotation encoding="StarMath 5.0">left lbrace stack{{ alignl {3}times {(-1)}+2+{2}times 1={1}} # {alignl  -(-1)+{3}times 2-{5}times 1=2 } # alignl  {{2}times (-1)-2+{3}times 1=-1 }} right none</annotation>
  </semantics>
</math>
</file>

<file path=Object 55/content.xml><?xml version="1.0" encoding="utf-8"?>
<math xmlns="http://www.w3.org/1998/Math/MathML">
  <semantics>
    <msup>
      <mrow>
        <mi stretchy="true" mathvariant="normal">{</mi>
        <mtable>
          <mtr>
            <mtd>
              <mrow>
                <mi mathvariant="italic">ax</mi>
                <mi/>
              </mrow>
            </mtd>
            <mtd>
              <mrow>
                <mi/>
                <mo stretchy="false">+</mo>
                <mi/>
              </mrow>
            </mtd>
            <mtd>
              <mrow>
                <mi mathvariant="italic">by</mi>
                <mi/>
              </mrow>
            </mtd>
            <mtd>
              <mrow>
                <mi/>
                <mi mathvariant="normal">=</mi>
                <mi/>
              </mrow>
            </mtd>
            <mtd>
              <mrow>
                <mi>c</mi>
                <mi/>
              </mrow>
            </mtd>
          </mtr>
          <mtr>
            <mtd>
              <mrow>
                <mi>a</mi>
                <mi>'</mi>
                <mi>x</mi>
                <mi/>
              </mrow>
            </mtd>
            <mtd>
              <mrow>
                <mi/>
                <mo stretchy="false">+</mo>
                <mi/>
              </mrow>
            </mtd>
            <mtd>
              <mrow>
                <mi>b</mi>
                <mi>'</mi>
                <mi>y</mi>
                <mi/>
              </mrow>
            </mtd>
            <mtd>
              <mrow>
                <mi/>
                <mi mathvariant="normal">=</mi>
                <mi/>
              </mrow>
            </mtd>
            <mtd>
              <mrow>
                <mi>c</mi>
                <mi>'</mi>
              </mrow>
            </mtd>
          </mtr>
        </mtable>
      </mrow>
    </msup>
    <annotation encoding="StarMath 5.0">alignl left lbrace matrix{ax`#`+``#by`#`=``#c`##a'x`#`+``#b'y`#`=``#c'} right none^{}</annotation>
  </semantics>
</math>
</file>

<file path=Object 56/content.xml><?xml version="1.0" encoding="utf-8"?>
<math xmlns="http://www.w3.org/1998/Math/MathML">
  <semantics>
    <msup>
      <mrow>
        <mi stretchy="true" mathvariant="normal">{</mi>
        <mtable>
          <mtr>
            <mtd>
              <mrow>
                <mi>a</mi>
                <mi>'</mi>
                <mi mathvariant="italic">ax</mi>
                <mi/>
              </mrow>
            </mtd>
            <mtd>
              <mrow>
                <mi/>
                <mo stretchy="false">+</mo>
                <mi/>
              </mrow>
            </mtd>
            <mtd>
              <mrow>
                <mi>a</mi>
                <mi>'</mi>
                <mi mathvariant="italic">by</mi>
                <mi/>
              </mrow>
            </mtd>
            <mtd>
              <mrow>
                <mi/>
                <mi mathvariant="normal">=</mi>
                <mi/>
              </mrow>
            </mtd>
            <mtd>
              <mrow>
                <mi>a</mi>
                <mi>'</mi>
                <mi>c</mi>
                <mi/>
              </mrow>
            </mtd>
          </mtr>
          <mtr>
            <mtd>
              <mrow>
                <mi mathvariant="italic">aa</mi>
                <mi>'</mi>
                <mi>x</mi>
                <mi/>
              </mrow>
            </mtd>
            <mtd>
              <mrow>
                <mi/>
                <mo stretchy="false">+</mo>
                <mi/>
              </mrow>
            </mtd>
            <mtd>
              <mrow>
                <mi mathvariant="italic">ab</mi>
                <mi>'</mi>
                <mi>y</mi>
                <mi/>
              </mrow>
            </mtd>
            <mtd>
              <mrow>
                <mi/>
                <mi mathvariant="normal">=</mi>
                <mi/>
              </mrow>
            </mtd>
            <mtd>
              <mrow>
                <mi mathvariant="italic">ac</mi>
                <mi>'</mi>
              </mrow>
            </mtd>
          </mtr>
        </mtable>
      </mrow>
    </msup>
    <annotation encoding="StarMath 5.0">alignl left lbrace matrix{a'ax`#`+``#a'by`#`=``#a'c`##aa'x`#`+``#ab'y`#`=``#ac'} right none^{}</annotation>
  </semantics>
</math>
</file>

<file path=Object 57/content.xml><?xml version="1.0" encoding="utf-8"?>
<math xmlns="http://www.w3.org/1998/Math/MathML">
  <semantics>
    <msup>
      <mrow>
        <mi stretchy="true" mathvariant="normal">{</mi>
        <mtable>
          <mtr>
            <mtd>
              <mrow>
                <mi>b</mi>
                <mi>'</mi>
                <mi mathvariant="italic">ax</mi>
                <mi/>
              </mrow>
            </mtd>
            <mtd>
              <mrow>
                <mi/>
                <mo stretchy="false">+</mo>
                <mi/>
              </mrow>
            </mtd>
            <mtd>
              <mrow>
                <mi>b</mi>
                <mi>'</mi>
                <mi mathvariant="italic">by</mi>
                <mi/>
              </mrow>
            </mtd>
            <mtd>
              <mrow>
                <mi/>
                <mi mathvariant="normal">=</mi>
                <mi/>
              </mrow>
            </mtd>
            <mtd>
              <mrow>
                <mi>b</mi>
                <mi>'</mi>
                <mi>c</mi>
                <mi/>
              </mrow>
            </mtd>
          </mtr>
          <mtr>
            <mtd>
              <mrow>
                <mi mathvariant="italic">ba</mi>
                <mi>'</mi>
                <mi>x</mi>
                <mi/>
              </mrow>
            </mtd>
            <mtd>
              <mrow>
                <mi/>
                <mo stretchy="false">+</mo>
                <mi/>
              </mrow>
            </mtd>
            <mtd>
              <mrow>
                <mi mathvariant="italic">bb</mi>
                <mi>'</mi>
                <mi>y</mi>
                <mi/>
              </mrow>
            </mtd>
            <mtd>
              <mrow>
                <mi/>
                <mi mathvariant="normal">=</mi>
                <mi/>
              </mrow>
            </mtd>
            <mtd>
              <mrow>
                <mi mathvariant="italic">bc</mi>
                <mi>'</mi>
              </mrow>
            </mtd>
          </mtr>
        </mtable>
      </mrow>
    </msup>
    <annotation encoding="StarMath 5.0">alignl left lbrace matrix{b'ax`#`+``#b'by`#`=``#b'c`##ba'x`#`+``#bb'y`#`=``#bc'} right none^{}</annotation>
  </semantics>
</math>
</file>

<file path=Object 58/content.xml><?xml version="1.0" encoding="utf-8"?>
<math xmlns="http://www.w3.org/1998/Math/MathML">
  <semantics>
    <msup>
      <mrow>
        <mi stretchy="true" mathvariant="normal">{</mi>
        <mtable>
          <mtr>
            <mtd>
              <mrow>
                <mi>a</mi>
                <mi>'</mi>
                <mi mathvariant="italic">ax</mi>
                <mi/>
              </mrow>
            </mtd>
            <mtd>
              <mrow>
                <mi/>
                <mo stretchy="false">+</mo>
                <mi/>
              </mrow>
            </mtd>
            <mtd>
              <mrow>
                <mi>a</mi>
                <mi>'</mi>
                <mi mathvariant="italic">by</mi>
                <mi/>
              </mrow>
            </mtd>
            <mtd>
              <mrow>
                <mi/>
                <mi mathvariant="normal">=</mi>
                <mi/>
              </mrow>
            </mtd>
            <mtd>
              <mrow>
                <mi>a</mi>
                <mi>'</mi>
                <mi>c</mi>
                <mi/>
              </mrow>
            </mtd>
          </mtr>
          <mtr>
            <mtd>
              <mi/>
            </mtd>
            <mtd>
              <mi/>
            </mtd>
            <mtd>
              <mrow>
                <mrow>
                  <mo stretchy="false">(</mo>
                  <mrow>
                    <mi mathvariant="italic">ab</mi>
                    <mrow>
                      <mi>'</mi>
                      <mi mathvariant="normal">−</mi>
                      <mi>a</mi>
                    </mrow>
                    <mi>'</mi>
                    <mi>b</mi>
                  </mrow>
                  <mo stretchy="false">)</mo>
                </mrow>
                <mi>y</mi>
                <mi/>
              </mrow>
            </mtd>
            <mtd>
              <mrow>
                <mi/>
                <mi mathvariant="normal">=</mi>
                <mi/>
              </mrow>
            </mtd>
            <mtd>
              <mrow>
                <mo stretchy="false">(</mo>
                <mrow>
                  <mi mathvariant="italic">ac</mi>
                  <mrow>
                    <mi>'</mi>
                    <mi mathvariant="normal">−</mi>
                    <mi>a</mi>
                  </mrow>
                  <mi>'</mi>
                  <mi>c</mi>
                </mrow>
                <mo stretchy="false">)</mo>
              </mrow>
            </mtd>
          </mtr>
        </mtable>
      </mrow>
    </msup>
    <annotation encoding="StarMath 5.0">alignl left lbrace matrix{a'ax`#`+``#a'by`#`=``#a'c`##`#```#(ab'-a'b)y`#`=``#(ac'-a'c)} right none^{}</annotation>
  </semantics>
</math>
</file>

<file path=Object 59/content.xml><?xml version="1.0" encoding="utf-8"?>
<math xmlns="http://www.w3.org/1998/Math/MathML">
  <semantics>
    <msup>
      <mrow>
        <mi stretchy="true" mathvariant="normal">{</mi>
        <mtable>
          <mtr>
            <mtd>
              <mrow>
                <mi>b</mi>
                <mi>'</mi>
                <mi mathvariant="italic">ax</mi>
                <mi/>
              </mrow>
            </mtd>
            <mtd>
              <mrow>
                <mi/>
                <mo stretchy="false">+</mo>
                <mi/>
              </mrow>
            </mtd>
            <mtd>
              <mrow>
                <mi>b</mi>
                <mi>'</mi>
                <mi mathvariant="italic">by</mi>
                <mi/>
              </mrow>
            </mtd>
            <mtd>
              <mrow>
                <mi/>
                <mi mathvariant="normal">=</mi>
                <mi/>
              </mrow>
            </mtd>
            <mtd>
              <mrow>
                <mi>b</mi>
                <mi>'</mi>
                <mi>c</mi>
                <mi/>
              </mrow>
            </mtd>
          </mtr>
          <mtr>
            <mtd>
              <mrow>
                <mrow>
                  <mo stretchy="false">(</mo>
                  <mrow>
                    <mi mathvariant="italic">ba</mi>
                    <mrow>
                      <mi>'</mi>
                      <mi mathvariant="normal">−</mi>
                      <mi>b</mi>
                    </mrow>
                    <mi>'</mi>
                    <mi>a</mi>
                  </mrow>
                  <mo stretchy="false">)</mo>
                </mrow>
                <mi>x</mi>
                <mi/>
              </mrow>
            </mtd>
            <mtd>
              <mi/>
            </mtd>
            <mtd>
              <mi/>
            </mtd>
            <mtd>
              <mrow>
                <mi/>
                <mi mathvariant="normal">=</mi>
                <mi/>
              </mrow>
            </mtd>
            <mtd>
              <mrow>
                <mo stretchy="false">(</mo>
                <mrow>
                  <mi mathvariant="italic">bc</mi>
                  <mrow>
                    <mi>'</mi>
                    <mi mathvariant="normal">−</mi>
                    <mi>b</mi>
                  </mrow>
                  <mi>'</mi>
                  <mi>c</mi>
                </mrow>
                <mo stretchy="false">)</mo>
              </mrow>
            </mtd>
          </mtr>
        </mtable>
      </mrow>
    </msup>
    <annotation encoding="StarMath 5.0">alignl left lbrace matrix{b'ax`#`+``#b'by`#`=``#b'c`##(ba'-b'a)x`#```#`#`=``#(bc'-b'c)} right none^{}</annotation>
  </semantics>
</math>
</file>

<file path=Object 6/content.xml><?xml version="1.0" encoding="utf-8"?>
<math xmlns="http://www.w3.org/1998/Math/MathML">
  <semantics>
    <mrow>
      <mi stretchy="true" mathvariant="normal">{</mi>
      <mtable>
        <mtr>
          <mtd>
            <mrow>
              <mn>3</mn>
              <mi>x</mi>
              <mi>–</mi>
              <mrow>
                <mi>y</mi>
                <mo stretchy="false">+</mo>
                <mn>3</mn>
              </mrow>
              <mrow>
                <mi>z</mi>
                <mi mathvariant="normal">=</mi>
                <mn>10</mn>
              </mrow>
              <mi/>
              <mi mathvariant="normal">[</mi>
              <mi>E</mi>
              <mn>1</mn>
              <mi mathvariant="normal">]</mi>
            </mrow>
          </mtd>
        </mtr>
        <mtr>
          <mtd>
            <mrow>
              <mn>4</mn>
              <mi>x</mi>
              <mi>–</mi>
              <mn>2</mn>
              <mrow>
                <mi>y</mi>
                <mo stretchy="false">+</mo>
                <mn>7</mn>
              </mrow>
              <mrow>
                <mi>z</mi>
                <mi mathvariant="normal">=</mi>
                <mn>20</mn>
              </mrow>
              <mi/>
              <mi mathvariant="normal">[</mi>
              <mi>E</mi>
              <mn>2</mn>
              <mi mathvariant="normal">]</mi>
            </mrow>
          </mtd>
        </mtr>
        <mtr>
          <mtd>
            <mrow>
              <mn>2</mn>
              <mi>x</mi>
              <mi>–</mi>
              <mn>3</mn>
              <mi>y</mi>
              <mi>–</mi>
              <mrow>
                <mi>z</mi>
                <mi mathvariant="normal">=</mi>
                <mn>3</mn>
              </mrow>
              <mi/>
              <mi mathvariant="normal">[</mi>
              <mi>E</mi>
              <mn>3</mn>
              <mi mathvariant="normal">]</mi>
            </mrow>
          </mtd>
        </mtr>
      </mtable>
    </mrow>
    <annotation encoding="StarMath 5.0">left lbrace stack{{ alignl {3}x–y+{3}z={10}`````````\[E{1}\]} # {alignl  {4}x–{2}y+{7}z=20  ``\ [E{2}\]} # alignl  {{2}x–{3}y–z={3}~~~``\[E{3}\] }} right none</annotation>
  </semantics>
</math>
</file>

<file path=Object 60/content.xml><?xml version="1.0" encoding="utf-8"?>
<math xmlns="http://www.w3.org/1998/Math/MathML">
  <semantics>
    <mrow>
      <mi>y</mi>
      <mi mathvariant="normal">=</mi>
      <mfrac>
        <mrow>
          <mo stretchy="false">(</mo>
          <mrow>
            <mi mathvariant="italic">ac</mi>
            <mi>'</mi>
            <mi>–</mi>
            <mi>a</mi>
            <mi>'</mi>
            <mi>c</mi>
          </mrow>
          <mo stretchy="false">)</mo>
        </mrow>
        <mrow>
          <mo stretchy="false">(</mo>
          <mrow>
            <mi mathvariant="italic">ab</mi>
            <mi>'</mi>
            <mi>–</mi>
            <mi>a</mi>
            <mi>'</mi>
            <mi>b</mi>
          </mrow>
          <mo stretchy="false">)</mo>
        </mrow>
      </mfrac>
    </mrow>
    <annotation encoding="StarMath 5.0">y=(ac'–a'c) over (ab'–a'b)</annotation>
  </semantics>
</math>
</file>

<file path=Object 61/content.xml><?xml version="1.0" encoding="utf-8"?>
<math xmlns="http://www.w3.org/1998/Math/MathML">
  <semantics>
    <mrow>
      <mi>x</mi>
      <mi mathvariant="normal">=</mi>
      <mfrac>
        <mrow>
          <mo stretchy="false">(</mo>
          <mrow>
            <mi mathvariant="italic">bc</mi>
            <mi>'</mi>
            <mi>–</mi>
            <mi>b</mi>
            <mi>'</mi>
            <mi>c</mi>
          </mrow>
          <mo stretchy="false">)</mo>
        </mrow>
        <mrow>
          <mo stretchy="false">(</mo>
          <mrow>
            <mi mathvariant="italic">ba</mi>
            <mi>'</mi>
            <mi>–</mi>
            <mi>b</mi>
            <mi>'</mi>
            <mi>a</mi>
          </mrow>
          <mo stretchy="false">)</mo>
        </mrow>
      </mfrac>
    </mrow>
    <annotation encoding="StarMath 5.0">x=(bc'–b'c) over (ba'–b'a)</annotation>
  </semantics>
</math>
</file>

<file path=Object 7/content.xml><?xml version="1.0" encoding="utf-8"?>
<math xmlns="http://www.w3.org/1998/Math/MathML">
  <semantics>
    <mrow>
      <mi stretchy="true" mathvariant="normal">{</mi>
      <mtable>
        <mtr>
          <mtd>
            <mstyle color="green">
              <mrow>
                <mrow>
                  <mrow>
                    <mi>y</mi>
                    <mi mathvariant="normal">=</mi>
                    <mn>3</mn>
                  </mrow>
                  <mrow>
                    <mi>x</mi>
                    <mo stretchy="false">+</mo>
                    <mn>3</mn>
                  </mrow>
                  <mrow>
                    <mi>z</mi>
                    <mi mathvariant="normal">−</mi>
                    <mn>10</mn>
                  </mrow>
                  <mi/>
                  <mi mathvariant="normal">[</mi>
                  <mi>E</mi>
                  <mn>1</mn>
                  <mi mathvariant="normal">]</mi>
                </mrow>
              </mrow>
            </mstyle>
          </mtd>
        </mtr>
        <mtr>
          <mtd>
            <mrow>
              <mn>4</mn>
              <mi>x</mi>
              <mi>–</mi>
              <mn>2</mn>
              <mrow>
                <mstyle color="green">
                  <mrow>
                    <mi>y</mi>
                  </mrow>
                </mstyle>
                <mo stretchy="false">+</mo>
                <mn>7</mn>
              </mrow>
              <mrow>
                <mi>z</mi>
                <mi mathvariant="normal">=</mi>
                <mn>20</mn>
              </mrow>
              <mi/>
              <mi mathvariant="normal">[</mi>
              <mi>E</mi>
              <mn>2</mn>
              <mi mathvariant="normal">]</mi>
            </mrow>
          </mtd>
        </mtr>
        <mtr>
          <mtd>
            <mrow>
              <mn>2</mn>
              <mi>x</mi>
              <mi>–</mi>
              <mn>3</mn>
              <mstyle color="green">
                <mrow>
                  <mi>y</mi>
                </mrow>
              </mstyle>
              <mi>–</mi>
              <mrow>
                <mi>z</mi>
                <mi mathvariant="normal">=</mi>
                <mn>3</mn>
              </mrow>
              <mi/>
              <mi mathvariant="normal">[</mi>
              <mi>E</mi>
              <mn>3</mn>
              <mi mathvariant="normal">]</mi>
            </mrow>
          </mtd>
        </mtr>
      </mtable>
    </mrow>
    <annotation encoding="StarMath 5.0">left lbrace stack{{ alignl color green {y={3}x+{3}z-{10}```````````\[E{1}\]}} # {alignl  {4}x–{2}color green y+{7}z=20  ````\ [E{2}\]} # alignl  {{2}x–{3}color green y–z={3}~~~````\[E{3}\] }} right none</annotation>
  </semantics>
</math>
</file>

<file path=Object 8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row>
                  <mi>y</mi>
                  <mi mathvariant="normal">=</mi>
                  <mn>3</mn>
                </mrow>
                <mrow>
                  <mi>x</mi>
                  <mo stretchy="false">+</mo>
                  <mn>3</mn>
                </mrow>
                <mrow>
                  <mi>z</mi>
                  <mi mathvariant="normal">−</mi>
                  <mn>10</mn>
                </mrow>
              </mrow>
              <mi/>
              <mi mathvariant="normal">[</mi>
              <mi>E</mi>
              <mn>1</mn>
              <mi mathvariant="normal">]</mi>
            </mrow>
          </mtd>
        </mtr>
        <mtr>
          <mtd>
            <mrow>
              <mn>4</mn>
              <mi>x</mi>
              <mi>–</mi>
              <mrow>
                <mrow>
                  <mn>2</mn>
                  <mi mathvariant="normal">×</mi>
                  <mrow>
                    <mo stretchy="false">(</mo>
                    <mstyle color="green">
                      <mrow>
                        <mrow>
                          <mn>3</mn>
                          <mrow>
                            <mi>x</mi>
                            <mo stretchy="false">+</mo>
                            <mn>3</mn>
                          </mrow>
                          <mrow>
                            <mi>z</mi>
                            <mi mathvariant="normal">−</mi>
                            <mn>10</mn>
                          </mrow>
                        </mrow>
                      </mrow>
                    </mstyle>
                    <mo stretchy="false">)</mo>
                  </mrow>
                </mrow>
                <mo stretchy="false">+</mo>
                <mn>7</mn>
              </mrow>
              <mrow>
                <mi>z</mi>
                <mi mathvariant="normal">=</mi>
                <mn>20</mn>
              </mrow>
              <mi/>
              <mstyle color="green">
                <mrow>
                  <mrow>
                    <mi mathvariant="normal">[</mi>
                    <mi>E</mi>
                    <mn>2</mn>
                    <mi>'</mi>
                    <mi mathvariant="normal">]</mi>
                  </mrow>
                </mrow>
              </mstyle>
            </mrow>
          </mtd>
        </mtr>
        <mtr>
          <mtd>
            <mrow>
              <mn>2</mn>
              <mi>x</mi>
              <mi>–</mi>
              <mrow>
                <mn>3</mn>
                <mi mathvariant="normal">×</mi>
                <mrow>
                  <mo stretchy="false">(</mo>
                  <mstyle color="green">
                    <mrow>
                      <mrow>
                        <mn>3</mn>
                        <mrow>
                          <mi>x</mi>
                          <mo stretchy="false">+</mo>
                          <mn>3</mn>
                        </mrow>
                        <mrow>
                          <mi>z</mi>
                          <mi mathvariant="normal">−</mi>
                          <mn>10</mn>
                        </mrow>
                      </mrow>
                    </mrow>
                  </mstyle>
                  <mo stretchy="false">)</mo>
                </mrow>
              </mrow>
              <mi>–</mi>
              <mrow>
                <mi>z</mi>
                <mi mathvariant="normal">=</mi>
                <mn>3</mn>
              </mrow>
              <mi/>
              <mstyle color="green">
                <mrow>
                  <mrow>
                    <mi mathvariant="normal">[</mi>
                    <mi>E</mi>
                    <mn>3</mn>
                    <mi>'</mi>
                    <mi mathvariant="normal">]</mi>
                  </mrow>
                </mrow>
              </mstyle>
            </mrow>
          </mtd>
        </mtr>
      </mtable>
    </mrow>
    <annotation encoding="StarMath 5.0">left lbrace stack{{ alignl {y={3}x+{3}z-{10}}~~~~~~~~~~~~~~~```````\[E{1}\]} # {alignl  {4}x–{2} times (color green {{3}x+{3}z-{10}})+{7}z=20  ``color green {\[E{2}'\]}} # alignl  {{2}x–{3}times (color green {{3}x+{3}z-{10}})–z={3}~~~``color green {\[E{3}'\]} }} right none</annotation>
  </semantics>
</math>
</file>

<file path=Object 9/content.xml><?xml version="1.0" encoding="utf-8"?>
<math xmlns="http://www.w3.org/1998/Math/MathML">
  <semantics>
    <mrow>
      <mi stretchy="true" mathvariant="normal">{</mi>
      <mtable>
        <mtr>
          <mtd>
            <mrow>
              <mi>–</mi>
              <mn>2</mn>
              <mrow>
                <mrow>
                  <mi>x</mi>
                  <mo stretchy="false">+</mo>
                  <mi>z</mi>
                </mrow>
                <mi mathvariant="normal">=</mi>
                <mn>0</mn>
              </mrow>
              <mi/>
              <mi mathvariant="normal">[</mi>
              <mi>E</mi>
              <mn>2</mn>
              <mi>'</mi>
              <mi mathvariant="normal">]</mi>
            </mrow>
          </mtd>
        </mtr>
        <mtr>
          <mtd>
            <mrow>
              <mi>–</mi>
              <mn>7</mn>
              <mi>x</mi>
              <mi>–</mi>
              <mn>10</mn>
              <mrow>
                <mi>z</mi>
                <mi mathvariant="normal">=</mi>
                <mi>–</mi>
              </mrow>
              <mn>27</mn>
              <mi/>
              <mi mathvariant="normal">[</mi>
              <mi>E</mi>
              <mn>3</mn>
              <mi>'</mi>
              <mi mathvariant="normal">]</mi>
            </mrow>
          </mtd>
        </mtr>
      </mtable>
    </mrow>
    <annotation encoding="StarMath 5.0">left lbrace stack{alignl  { –{2}x+z={0}~~~~~~~\[E{2}'\]} # alignl  {–{7}x–{10}z=–{27}`````\[E{3}'\] }} right none</annotation>
  </semantics>
</math>
</file>